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2.18mm" svg:height="85.78mm" svg:x="609.13mm" svg:y="258.05mm">
            <draw:object draw:notify-on-update-of-ranges="Tabelle1.N7:Tabelle1.N27 Tabelle1.M29:Tabelle1.M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4mm" svg:x="695.08mm" svg:y="24.9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2.18mm" svg:height="85.78mm" svg:x="608.14mm" svg:y="348.99mm">
            <draw:object draw:notify-on-update-of-ranges="Tabelle1.N7:Tabelle1.N27 Tabelle1.L29:Tabelle1.L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2.18mm" svg:height="85.78mm" svg:x="607.5mm" svg:y="442.53mm">
            <draw:object draw:notify-on-update-of-ranges="Tabelle1.N7:Tabelle1.N27 Tabelle1.K29:Tabelle1.K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Aluminium (in mm) (±0,3 mm)</text:p>
          </table:table-cell>
          <table:table-cell table:style-name="ce2" office:value-type="string" calcext:value-type="string">
            <text:p>Messing (in mm) (±0,3mm)</text:p>
          </table:table-cell>
          <table:table-cell table:style-name="ce2" office:value-type="string" calcext:value-type="string">
            <text:p>Eisen (in mm) (±0,3mm)</text:p>
          </table:table-cell>
          <table:table-cell table:style-name="ce2"/>
          <table:table-cell office:value-type="string" calcext:value-type="string">
            <text:p>Mittelwert Aluminium</text:p>
          </table:table-cell>
          <table:table-cell office:value-type="string" calcext:value-type="string">
            <text:p>Mittelwert Messing</text:p>
          </table:table-cell>
          <table:table-cell office:value-type="string" calcext:value-type="string">
            <text:p>Mittelwert Ferum</text:p>
          </table:table-cell>
          <table:table-cell/>
          <table:table-cell office:value-type="string" calcext:value-type="string">
            <text:p>Summe Al in mm</text:p>
          </table:table-cell>
          <table:table-cell office:value-type="string" calcext:value-type="string">
            <text:p>Summe Me in mm</text:p>
          </table:table-cell>
          <table:table-cell table:style-name="ce4" office:value-type="string" calcext:value-type="string">
            <text:p>Summe Fe in mm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5" calcext:value-type="float">
            <text:p>3,5</text:p>
          </table:table-cell>
          <table:table-cell table:style-name="ce2"/>
          <table:table-cell table:style-name="ce2" office:value-type="float" office:value="7.825" calcext:value-type="float">
            <text:p>7,825</text:p>
          </table:table-cell>
          <table:table-cell table:style-name="ce2" office:value-type="float" office:value="5.9875" calcext:value-type="float">
            <text:p>5,9875</text:p>
          </table:table-cell>
          <table:table-cell table:style-name="ce2" office:value-type="float" office:value="2.8375" calcext:value-type="float">
            <text:p>2,8375</text:p>
          </table:table-cell>
          <table:table-cell/>
          <table:table-cell table:formula="of:=[.C7]" office:value-type="float" office:value="7.5" calcext:value-type="float">
            <text:p>7,5</text:p>
          </table:table-cell>
          <table:table-cell table:formula="of:=[.D7]" office:value-type="float" office:value="7" calcext:value-type="float">
            <text:p>7</text:p>
          </table:table-cell>
          <table:table-cell table:formula="of:=[.E7]" office:value-type="float" office:value="3.5" calcext:value-type="float">
            <text:p>3,5</text:p>
          </table:table-cell>
          <table:table-cell table:formula="of:=[.B7]*0.05*9.81" office:value-type="float" office:value="0.4905" calcext:value-type="float">
            <text:p>0,490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7];1)" office:value-type="float" office:value="2" calcext:value-type="float">
            <text:p>2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7]" office:value-type="float" office:value="7.825" calcext:value-type="float">
            <text:p>7,825</text:p>
          </table:table-cell>
          <table:table-cell table:style-name="ce2" table:formula="of:=[.H7]" office:value-type="float" office:value="5.9875" calcext:value-type="float">
            <text:p>5,9875</text:p>
          </table:table-cell>
          <table:table-cell table:style-name="ce2" table:formula="of:=[.I7]" office:value-type="float" office:value="2.8375" calcext:value-type="float">
            <text:p>2,8375</text:p>
          </table:table-cell>
          <table:table-cell/>
          <table:table-cell table:formula="of:=[.K7]+[.C8]" office:value-type="float" office:value="15" calcext:value-type="float">
            <text:p>15</text:p>
          </table:table-cell>
          <table:table-cell table:formula="of:=[.L7]+[.D8]" office:value-type="float" office:value="12.5" calcext:value-type="float">
            <text:p>12,5</text:p>
          </table:table-cell>
          <table:table-cell table:formula="of:=[.M7]+[.E8]" office:value-type="float" office:value="6" calcext:value-type="float">
            <text:p>6</text:p>
          </table:table-cell>
          <table:table-cell table:formula="of:=[.B8]*0.05*9.81" office:value-type="float" office:value="0.981" calcext:value-type="float">
            <text:p>0,98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8];1)" office:value-type="float" office:value="3" calcext:value-type="float">
            <text:p>3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8]" office:value-type="float" office:value="7.825" calcext:value-type="float">
            <text:p>7,825</text:p>
          </table:table-cell>
          <table:table-cell table:style-name="ce2" table:formula="of:=[.H8]" office:value-type="float" office:value="5.9875" calcext:value-type="float">
            <text:p>5,9875</text:p>
          </table:table-cell>
          <table:table-cell table:style-name="ce2" table:formula="of:=[.I8]" office:value-type="float" office:value="2.8375" calcext:value-type="float">
            <text:p>2,8375</text:p>
          </table:table-cell>
          <table:table-cell/>
          <table:table-cell table:formula="of:=[.K8]+[.C9]" office:value-type="float" office:value="22.5" calcext:value-type="float">
            <text:p>22,5</text:p>
          </table:table-cell>
          <table:table-cell table:formula="of:=[.L8]+[.D9]" office:value-type="float" office:value="18" calcext:value-type="float">
            <text:p>18</text:p>
          </table:table-cell>
          <table:table-cell table:formula="of:=[.M8]+[.E9]" office:value-type="float" office:value="9" calcext:value-type="float">
            <text:p>9</text:p>
          </table:table-cell>
          <table:table-cell table:formula="of:=[.B9]*0.05*9.81" office:value-type="float" office:value="1.4715" calcext:value-type="float">
            <text:p>1,471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9]; 1)" office:value-type="float" office:value="4" calcext:value-type="float">
            <text:p>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25" calcext:value-type="float">
            <text:p>2,25</text:p>
          </table:table-cell>
          <table:table-cell table:style-name="ce2"/>
          <table:table-cell table:style-name="ce2" table:formula="of:=[.G9]" office:value-type="float" office:value="7.825" calcext:value-type="float">
            <text:p>7,825</text:p>
          </table:table-cell>
          <table:table-cell table:style-name="ce2" table:formula="of:=[.H9]" office:value-type="float" office:value="5.9875" calcext:value-type="float">
            <text:p>5,9875</text:p>
          </table:table-cell>
          <table:table-cell table:style-name="ce2" table:formula="of:=[.I9]" office:value-type="float" office:value="2.8375" calcext:value-type="float">
            <text:p>2,8375</text:p>
          </table:table-cell>
          <table:table-cell/>
          <table:table-cell table:formula="of:=[.K9]+[.C10]" office:value-type="float" office:value="30" calcext:value-type="float">
            <text:p>30</text:p>
          </table:table-cell>
          <table:table-cell table:formula="of:=[.L9]+[.D10]" office:value-type="float" office:value="24" calcext:value-type="float">
            <text:p>24</text:p>
          </table:table-cell>
          <table:table-cell table:formula="of:=[.M9]+[.E10]" office:value-type="float" office:value="11.25" calcext:value-type="float">
            <text:p>11,25</text:p>
          </table:table-cell>
          <table:table-cell table:formula="of:=[.B10]*0.05*9.81" office:value-type="float" office:value="1.962" calcext:value-type="float">
            <text:p>1,962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0]; 1)" office:value-type="float" office:value="5" calcext:value-type="float">
            <text:p>5</text:p>
          </table:table-cell>
          <table:table-cell table:style-name="ce2" office:value-type="float" office:value="7.25" calcext:value-type="float">
            <text:p>7,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10]" office:value-type="float" office:value="7.825" calcext:value-type="float">
            <text:p>7,825</text:p>
          </table:table-cell>
          <table:table-cell table:style-name="ce2" table:formula="of:=[.H10]" office:value-type="float" office:value="5.9875" calcext:value-type="float">
            <text:p>5,9875</text:p>
          </table:table-cell>
          <table:table-cell table:style-name="ce2" table:formula="of:=[.I10]" office:value-type="float" office:value="2.8375" calcext:value-type="float">
            <text:p>2,8375</text:p>
          </table:table-cell>
          <table:table-cell/>
          <table:table-cell table:formula="of:=[.K10]+[.C11]" office:value-type="float" office:value="37.25" calcext:value-type="float">
            <text:p>37,25</text:p>
          </table:table-cell>
          <table:table-cell table:formula="of:=[.L10]+[.D11]" office:value-type="float" office:value="30" calcext:value-type="float">
            <text:p>30</text:p>
          </table:table-cell>
          <table:table-cell table:formula="of:=[.M10]+[.E11]" office:value-type="float" office:value="14.25" calcext:value-type="float">
            <text:p>14,25</text:p>
          </table:table-cell>
          <table:table-cell table:formula="of:=[.B11]*0.05*9.81" office:value-type="float" office:value="2.4525" calcext:value-type="float">
            <text:p>2,452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1]; 1)" office:value-type="float" office:value="6" calcext:value-type="float">
            <text:p>6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1]" office:value-type="float" office:value="7.825" calcext:value-type="float">
            <text:p>7,825</text:p>
          </table:table-cell>
          <table:table-cell table:style-name="ce2" table:formula="of:=[.H11]" office:value-type="float" office:value="5.9875" calcext:value-type="float">
            <text:p>5,9875</text:p>
          </table:table-cell>
          <table:table-cell table:style-name="ce2" table:formula="of:=[.I11]" office:value-type="float" office:value="2.8375" calcext:value-type="float">
            <text:p>2,8375</text:p>
          </table:table-cell>
          <table:table-cell/>
          <table:table-cell table:formula="of:=[.K11]+[.C12]" office:value-type="float" office:value="44.75" calcext:value-type="float">
            <text:p>44,75</text:p>
          </table:table-cell>
          <table:table-cell table:formula="of:=[.L11]+[.D12]" office:value-type="float" office:value="35.5" calcext:value-type="float">
            <text:p>35,5</text:p>
          </table:table-cell>
          <table:table-cell table:formula="of:=[.M11]+[.E12]" office:value-type="float" office:value="16.75" calcext:value-type="float">
            <text:p>16,75</text:p>
          </table:table-cell>
          <table:table-cell table:formula="of:=[.B12]*0.05*9.81" office:value-type="float" office:value="2.943" calcext:value-type="float">
            <text:p>2,943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2]; 1)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2]" office:value-type="float" office:value="7.825" calcext:value-type="float">
            <text:p>7,825</text:p>
          </table:table-cell>
          <table:table-cell table:style-name="ce2" table:formula="of:=[.H12]" office:value-type="float" office:value="5.9875" calcext:value-type="float">
            <text:p>5,9875</text:p>
          </table:table-cell>
          <table:table-cell table:style-name="ce2" table:formula="of:=[.I12]" office:value-type="float" office:value="2.8375" calcext:value-type="float">
            <text:p>2,8375</text:p>
          </table:table-cell>
          <table:table-cell/>
          <table:table-cell table:formula="of:=[.K12]+[.C13]" office:value-type="float" office:value="51.25" calcext:value-type="float">
            <text:p>51,25</text:p>
          </table:table-cell>
          <table:table-cell table:formula="of:=[.L12]+[.D13]" office:value-type="float" office:value="41.25" calcext:value-type="float">
            <text:p>41,25</text:p>
          </table:table-cell>
          <table:table-cell table:formula="of:=[.M12]+[.E13]" office:value-type="float" office:value="19.25" calcext:value-type="float">
            <text:p>19,25</text:p>
          </table:table-cell>
          <table:table-cell table:formula="of:=[.B13]*0.05*9.81" office:value-type="float" office:value="3.4335" calcext:value-type="float">
            <text:p>3,433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3]; 1)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3]" office:value-type="float" office:value="7.825" calcext:value-type="float">
            <text:p>7,825</text:p>
          </table:table-cell>
          <table:table-cell table:style-name="ce2" table:formula="of:=[.H13]" office:value-type="float" office:value="5.9875" calcext:value-type="float">
            <text:p>5,9875</text:p>
          </table:table-cell>
          <table:table-cell table:style-name="ce2" table:formula="of:=[.I13]" office:value-type="float" office:value="2.8375" calcext:value-type="float">
            <text:p>2,8375</text:p>
          </table:table-cell>
          <table:table-cell/>
          <table:table-cell table:formula="of:=[.K13]+[.C14]" office:value-type="float" office:value="59.25" calcext:value-type="float">
            <text:p>59,25</text:p>
          </table:table-cell>
          <table:table-cell table:formula="of:=[.L13]+[.D14]" office:value-type="float" office:value="46.25" calcext:value-type="float">
            <text:p>46,25</text:p>
          </table:table-cell>
          <table:table-cell table:formula="of:=[.M13]+[.E14]" office:value-type="float" office:value="21.75" calcext:value-type="float">
            <text:p>21,75</text:p>
          </table:table-cell>
          <table:table-cell table:formula="of:=[.B14]*0.05*9.81" office:value-type="float" office:value="3.924" calcext:value-type="float">
            <text:p>3,924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4]; 1)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4]" office:value-type="float" office:value="7.825" calcext:value-type="float">
            <text:p>7,825</text:p>
          </table:table-cell>
          <table:table-cell table:style-name="ce2" table:formula="of:=[.H14]" office:value-type="float" office:value="5.9875" calcext:value-type="float">
            <text:p>5,9875</text:p>
          </table:table-cell>
          <table:table-cell table:style-name="ce2" table:formula="of:=[.I14]" office:value-type="float" office:value="2.8375" calcext:value-type="float">
            <text:p>2,8375</text:p>
          </table:table-cell>
          <table:table-cell/>
          <table:table-cell table:formula="of:=[.K14]+[.C15]" office:value-type="float" office:value="66.25" calcext:value-type="float">
            <text:p>66,25</text:p>
          </table:table-cell>
          <table:table-cell table:formula="of:=[.L14]+[.D15]" office:value-type="float" office:value="51.5" calcext:value-type="float">
            <text:p>51,5</text:p>
          </table:table-cell>
          <table:table-cell table:formula="of:=[.M14]+[.E15]" office:value-type="float" office:value="24.25" calcext:value-type="float">
            <text:p>24,25</text:p>
          </table:table-cell>
          <table:table-cell table:formula="of:=[.B15]*0.05*9.81" office:value-type="float" office:value="4.4145" calcext:value-type="float">
            <text:p>4,414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5]; 1)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15]" office:value-type="float" office:value="7.825" calcext:value-type="float">
            <text:p>7,825</text:p>
          </table:table-cell>
          <table:table-cell table:style-name="ce2" table:formula="of:=[.H15]" office:value-type="float" office:value="5.9875" calcext:value-type="float">
            <text:p>5,9875</text:p>
          </table:table-cell>
          <table:table-cell table:style-name="ce2" table:formula="of:=[.I15]" office:value-type="float" office:value="2.8375" calcext:value-type="float">
            <text:p>2,8375</text:p>
          </table:table-cell>
          <table:table-cell/>
          <table:table-cell table:formula="of:=[.K15]+[.C16]" office:value-type="float" office:value="74.25" calcext:value-type="float">
            <text:p>74,25</text:p>
          </table:table-cell>
          <table:table-cell table:formula="of:=[.L15]+[.D16]" office:value-type="float" office:value="58.5" calcext:value-type="float">
            <text:p>58,5</text:p>
          </table:table-cell>
          <table:table-cell table:formula="of:=[.M15]+[.E16]" office:value-type="float" office:value="27.25" calcext:value-type="float">
            <text:p>27,25</text:p>
          </table:table-cell>
          <table:table-cell table:formula="of:=[.B16]*0.05*9.81" office:value-type="float" office:value="4.905" calcext:value-type="float">
            <text:p>4,90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6]; 1)" office:value-type="float" office:value="11" calcext:value-type="float">
            <text:p>11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6]" office:value-type="float" office:value="7.825" calcext:value-type="float">
            <text:p>7,825</text:p>
          </table:table-cell>
          <table:table-cell table:style-name="ce2" table:formula="of:=[.H16]" office:value-type="float" office:value="5.9875" calcext:value-type="float">
            <text:p>5,9875</text:p>
          </table:table-cell>
          <table:table-cell table:style-name="ce2" table:formula="of:=[.I16]" office:value-type="float" office:value="2.8375" calcext:value-type="float">
            <text:p>2,8375</text:p>
          </table:table-cell>
          <table:table-cell/>
          <table:table-cell table:formula="of:=[.K16]+[.C17]" office:value-type="float" office:value="81.75" calcext:value-type="float">
            <text:p>81,75</text:p>
          </table:table-cell>
          <table:table-cell table:formula="of:=[.L16]+[.D17]" office:value-type="float" office:value="64.25" calcext:value-type="float">
            <text:p>64,25</text:p>
          </table:table-cell>
          <table:table-cell table:formula="of:=[.M16]+[.E17]" office:value-type="float" office:value="29.75" calcext:value-type="float">
            <text:p>29,75</text:p>
          </table:table-cell>
          <table:table-cell table:formula="of:=[.B17]*0.05*9.81" office:value-type="float" office:value="5.3955" calcext:value-type="float">
            <text:p>5,395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7]; 1)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17]" office:value-type="float" office:value="7.825" calcext:value-type="float">
            <text:p>7,825</text:p>
          </table:table-cell>
          <table:table-cell table:style-name="ce2" table:formula="of:=[.H17]" office:value-type="float" office:value="5.9875" calcext:value-type="float">
            <text:p>5,9875</text:p>
          </table:table-cell>
          <table:table-cell table:style-name="ce2" table:formula="of:=[.I17]" office:value-type="float" office:value="2.8375" calcext:value-type="float">
            <text:p>2,8375</text:p>
          </table:table-cell>
          <table:table-cell/>
          <table:table-cell table:formula="of:=[.K17]+[.C18]" office:value-type="float" office:value="88.75" calcext:value-type="float">
            <text:p>88,75</text:p>
          </table:table-cell>
          <table:table-cell table:formula="of:=[.L17]+[.D18]" office:value-type="float" office:value="69.25" calcext:value-type="float">
            <text:p>69,25</text:p>
          </table:table-cell>
          <table:table-cell table:formula="of:=[.M17]+[.E18]" office:value-type="float" office:value="32.75" calcext:value-type="float">
            <text:p>32,75</text:p>
          </table:table-cell>
          <table:table-cell table:formula="of:=[.B18]*0.05*9.81" office:value-type="float" office:value="5.886" calcext:value-type="float">
            <text:p>5,88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8]; 1)" office:value-type="float" office:value="13" calcext:value-type="float">
            <text:p>13</text:p>
          </table:table-cell>
          <table:table-cell table:style-name="ce2" office:value-type="float" office:value="7.75" calcext:value-type="float">
            <text:p>7,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18]" office:value-type="float" office:value="7.825" calcext:value-type="float">
            <text:p>7,825</text:p>
          </table:table-cell>
          <table:table-cell table:style-name="ce2" table:formula="of:=[.H18]" office:value-type="float" office:value="5.9875" calcext:value-type="float">
            <text:p>5,9875</text:p>
          </table:table-cell>
          <table:table-cell table:style-name="ce2" table:formula="of:=[.I18]" office:value-type="float" office:value="2.8375" calcext:value-type="float">
            <text:p>2,8375</text:p>
          </table:table-cell>
          <table:table-cell/>
          <table:table-cell table:formula="of:=[.K18]+[.C19]" office:value-type="float" office:value="96.5" calcext:value-type="float">
            <text:p>96,5</text:p>
          </table:table-cell>
          <table:table-cell table:formula="of:=[.L18]+[.D19]" office:value-type="float" office:value="74.25" calcext:value-type="float">
            <text:p>74,25</text:p>
          </table:table-cell>
          <table:table-cell table:formula="of:=[.M18]+[.E19]" office:value-type="float" office:value="35.75" calcext:value-type="float">
            <text:p>35,75</text:p>
          </table:table-cell>
          <table:table-cell table:formula="of:=[.B19]*0.05*9.81" office:value-type="float" office:value="6.3765" calcext:value-type="float">
            <text:p>6,376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9]; 1)" office:value-type="float" office:value="14" calcext:value-type="float">
            <text:p>1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19]" office:value-type="float" office:value="7.825" calcext:value-type="float">
            <text:p>7,825</text:p>
          </table:table-cell>
          <table:table-cell table:style-name="ce2" table:formula="of:=[.H19]" office:value-type="float" office:value="5.9875" calcext:value-type="float">
            <text:p>5,9875</text:p>
          </table:table-cell>
          <table:table-cell table:style-name="ce2" table:formula="of:=[.I19]" office:value-type="float" office:value="2.8375" calcext:value-type="float">
            <text:p>2,8375</text:p>
          </table:table-cell>
          <table:table-cell/>
          <table:table-cell table:formula="of:=[.K19]+[.C20]" office:value-type="float" office:value="104" calcext:value-type="float">
            <text:p>104</text:p>
          </table:table-cell>
          <table:table-cell table:formula="of:=[.L19]+[.D20]" office:value-type="float" office:value="80.5" calcext:value-type="float">
            <text:p>80,5</text:p>
          </table:table-cell>
          <table:table-cell table:formula="of:=[.M19]+[.E20]" office:value-type="float" office:value="38.25" calcext:value-type="float">
            <text:p>38,25</text:p>
          </table:table-cell>
          <table:table-cell table:formula="of:=[.B20]*0.05*9.81" office:value-type="float" office:value="6.867" calcext:value-type="float">
            <text:p>6,867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0]; 1)" office:value-type="float" office:value="15" calcext:value-type="float">
            <text:p>1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20]" office:value-type="float" office:value="7.825" calcext:value-type="float">
            <text:p>7,825</text:p>
          </table:table-cell>
          <table:table-cell table:style-name="ce2" table:formula="of:=[.H20]" office:value-type="float" office:value="5.9875" calcext:value-type="float">
            <text:p>5,9875</text:p>
          </table:table-cell>
          <table:table-cell table:style-name="ce2" table:formula="of:=[.I20]" office:value-type="float" office:value="2.8375" calcext:value-type="float">
            <text:p>2,8375</text:p>
          </table:table-cell>
          <table:table-cell/>
          <table:table-cell table:formula="of:=[.K20]+[.C21]" office:value-type="float" office:value="111.5" calcext:value-type="float">
            <text:p>111,5</text:p>
          </table:table-cell>
          <table:table-cell table:formula="of:=[.L20]+[.D21]" office:value-type="float" office:value="85.5" calcext:value-type="float">
            <text:p>85,5</text:p>
          </table:table-cell>
          <table:table-cell table:formula="of:=[.M20]+[.E21]" office:value-type="float" office:value="40.75" calcext:value-type="float">
            <text:p>40,75</text:p>
          </table:table-cell>
          <table:table-cell table:formula="of:=[.B21]*0.05*9.81" office:value-type="float" office:value="7.3575" calcext:value-type="float">
            <text:p>7,357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1]; 1)" office:value-type="float" office:value="16" calcext:value-type="float">
            <text:p>16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21]" office:value-type="float" office:value="7.825" calcext:value-type="float">
            <text:p>7,825</text:p>
          </table:table-cell>
          <table:table-cell table:style-name="ce2" table:formula="of:=[.H21]" office:value-type="float" office:value="5.9875" calcext:value-type="float">
            <text:p>5,9875</text:p>
          </table:table-cell>
          <table:table-cell table:style-name="ce2" table:formula="of:=[.I21]" office:value-type="float" office:value="2.8375" calcext:value-type="float">
            <text:p>2,8375</text:p>
          </table:table-cell>
          <table:table-cell/>
          <table:table-cell table:formula="of:=[.K21]+[.C22]" office:value-type="float" office:value="119" calcext:value-type="float">
            <text:p>119</text:p>
          </table:table-cell>
          <table:table-cell table:formula="of:=[.L21]+[.D22]" office:value-type="float" office:value="91" calcext:value-type="float">
            <text:p>91</text:p>
          </table:table-cell>
          <table:table-cell table:formula="of:=[.M21]+[.E22]" office:value-type="float" office:value="43.25" calcext:value-type="float">
            <text:p>43,25</text:p>
          </table:table-cell>
          <table:table-cell table:formula="of:=[.B22]*0.05*9.81" office:value-type="float" office:value="7.848" calcext:value-type="float">
            <text:p>7,848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2]; 1)" office:value-type="float" office:value="17" calcext:value-type="float">
            <text:p>17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22]" office:value-type="float" office:value="7.825" calcext:value-type="float">
            <text:p>7,825</text:p>
          </table:table-cell>
          <table:table-cell table:style-name="ce2" table:formula="of:=[.H22]" office:value-type="float" office:value="5.9875" calcext:value-type="float">
            <text:p>5,9875</text:p>
          </table:table-cell>
          <table:table-cell table:style-name="ce2" table:formula="of:=[.I22]" office:value-type="float" office:value="2.8375" calcext:value-type="float">
            <text:p>2,8375</text:p>
          </table:table-cell>
          <table:table-cell/>
          <table:table-cell table:formula="of:=[.K22]+[.C23]" office:value-type="float" office:value="126.5" calcext:value-type="float">
            <text:p>126,5</text:p>
          </table:table-cell>
          <table:table-cell table:formula="of:=[.L22]+[.D23]" office:value-type="float" office:value="96.25" calcext:value-type="float">
            <text:p>96,25</text:p>
          </table:table-cell>
          <table:table-cell table:formula="of:=[.M22]+[.E23]" office:value-type="float" office:value="45.75" calcext:value-type="float">
            <text:p>45,75</text:p>
          </table:table-cell>
          <table:table-cell table:formula="of:=[.B23]*0.05*9.81" office:value-type="float" office:value="8.3385" calcext:value-type="float">
            <text:p>8,338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3]; 1)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23]" office:value-type="float" office:value="7.825" calcext:value-type="float">
            <text:p>7,825</text:p>
          </table:table-cell>
          <table:table-cell table:style-name="ce2" table:formula="of:=[.H23]" office:value-type="float" office:value="5.9875" calcext:value-type="float">
            <text:p>5,9875</text:p>
          </table:table-cell>
          <table:table-cell table:style-name="ce2" table:formula="of:=[.I23]" office:value-type="float" office:value="2.8375" calcext:value-type="float">
            <text:p>2,8375</text:p>
          </table:table-cell>
          <table:table-cell/>
          <table:table-cell table:formula="of:=[.K23]+[.C24]" office:value-type="float" office:value="133.5" calcext:value-type="float">
            <text:p>133,5</text:p>
          </table:table-cell>
          <table:table-cell table:formula="of:=[.L23]+[.D24]" office:value-type="float" office:value="102.25" calcext:value-type="float">
            <text:p>102,25</text:p>
          </table:table-cell>
          <table:table-cell table:formula="of:=[.M23]+[.E24]" office:value-type="float" office:value="48.75" calcext:value-type="float">
            <text:p>48,75</text:p>
          </table:table-cell>
          <table:table-cell table:formula="of:=[.B24]*0.05*9.81" office:value-type="float" office:value="8.829" calcext:value-type="float">
            <text:p>8,82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4]; 1)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G24]" office:value-type="float" office:value="7.825" calcext:value-type="float">
            <text:p>7,825</text:p>
          </table:table-cell>
          <table:table-cell table:style-name="ce2" table:formula="of:=[.H24]" office:value-type="float" office:value="5.9875" calcext:value-type="float">
            <text:p>5,9875</text:p>
          </table:table-cell>
          <table:table-cell table:style-name="ce2" table:formula="of:=[.I24]" office:value-type="float" office:value="2.8375" calcext:value-type="float">
            <text:p>2,8375</text:p>
          </table:table-cell>
          <table:table-cell/>
          <table:table-cell table:formula="of:=[.K24]+[.C25]" office:value-type="float" office:value="141.5" calcext:value-type="float">
            <text:p>141,5</text:p>
          </table:table-cell>
          <table:table-cell table:formula="of:=[.L24]+[.D25]" office:value-type="float" office:value="107.75" calcext:value-type="float">
            <text:p>107,75</text:p>
          </table:table-cell>
          <table:table-cell table:formula="of:=[.M24]+[.E25]" office:value-type="float" office:value="51.75" calcext:value-type="float">
            <text:p>51,75</text:p>
          </table:table-cell>
          <table:table-cell table:formula="of:=[.B25]*0.05*9.81" office:value-type="float" office:value="9.3195" calcext:value-type="float">
            <text:p>9,319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5]; 1)" office:value-type="float" office:value="20" calcext:value-type="float">
            <text:p>2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25]" office:value-type="float" office:value="7.825" calcext:value-type="float">
            <text:p>7,825</text:p>
          </table:table-cell>
          <table:table-cell table:style-name="ce2" table:formula="of:=[.H25]" office:value-type="float" office:value="5.9875" calcext:value-type="float">
            <text:p>5,9875</text:p>
          </table:table-cell>
          <table:table-cell table:style-name="ce2" table:formula="of:=[.I25]" office:value-type="float" office:value="2.8375" calcext:value-type="float">
            <text:p>2,8375</text:p>
          </table:table-cell>
          <table:table-cell/>
          <table:table-cell table:formula="of:=[.K25]+[.C26]" office:value-type="float" office:value="149" calcext:value-type="float">
            <text:p>149</text:p>
          </table:table-cell>
          <table:table-cell table:formula="of:=[.L25]+[.D26]" office:value-type="float" office:value="113.25" calcext:value-type="float">
            <text:p>113,25</text:p>
          </table:table-cell>
          <table:table-cell table:formula="of:=[.M25]+[.E26]" office:value-type="float" office:value="54.25" calcext:value-type="float">
            <text:p>54,25</text:p>
          </table:table-cell>
          <table:table-cell table:formula="of:=[.B26]*0.05*9.81" office:value-type="float" office:value="9.81" calcext:value-type="float">
            <text:p>9,8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6]; 1)" office:value-type="float" office:value="21" calcext:value-type="float">
            <text:p>21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2" table:formula="of:=[.G26]" office:value-type="float" office:value="7.825" calcext:value-type="float">
            <text:p>7,825</text:p>
          </table:table-cell>
          <table:table-cell table:style-name="ce2" table:formula="of:=[.H26]" office:value-type="float" office:value="5.9875" calcext:value-type="float">
            <text:p>5,9875</text:p>
          </table:table-cell>
          <table:table-cell table:style-name="ce2" table:formula="of:=[.I26]" office:value-type="float" office:value="2.8375" calcext:value-type="float">
            <text:p>2,8375</text:p>
          </table:table-cell>
          <table:table-cell/>
          <table:table-cell table:formula="of:=[.K26]+[.C27]" office:value-type="float" office:value="156.5" calcext:value-type="float">
            <text:p>156,5</text:p>
          </table:table-cell>
          <table:table-cell table:formula="of:=[.L26]+[.D27]" office:value-type="float" office:value="119.75" calcext:value-type="float">
            <text:p>119,75</text:p>
          </table:table-cell>
          <table:table-cell table:formula="of:=[.M26]+[.E27]" office:value-type="float" office:value="56.75" calcext:value-type="float">
            <text:p>56,75</text:p>
          </table:table-cell>
          <table:table-cell table:formula="of:=[.B27]*0.05*9.81" office:value-type="float" office:value="10.3005" calcext:value-type="float">
            <text:p>10,30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office:value-type="string" calcext:value-type="string">
            <text:p>Mittelwer</text:p>
          </table:table-cell>
          <table:table-cell table:formula="of:=SUM([.K29:.K49])/20" office:value-type="float" office:value="0.0195056818181818" calcext:value-type="float">
            <text:p>0,019505681818182</text:p>
          </table:table-cell>
          <table:table-cell table:formula="of:=SUM([.L29:.L49])/20" office:value-type="float" office:value="0.0150965909090909" calcext:value-type="float">
            <text:p>0,015096590909091</text:p>
          </table:table-cell>
          <table:table-cell table:formula="of:=SUM([.M29:.M49])/20" office:value-type="float" office:value="0.00717045454545455" calcext:value-type="float">
            <text:p>0,007170454545455</text:p>
          </table:table-cell>
          <table:table-cell/>
          <table:table-cell table:formula="of:=((([.M7]+0.3)*(1/1000)*0.8)/3.52)-[.M7]/1000" office:value-type="float" office:value="-0.00263636363636364" calcext:value-type="float">
            <text:p>-0,002636363636364</text:p>
          </table:table-cell>
          <table:table-cell table:formula="of:=((([.M7]-0.3)*(1/1000)*0.8)/3.52)-[.M7]/1000" office:value-type="float" office:value="-0.00277272727272727" calcext:value-type="float">
            <text:p>-0,0027727272727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</text:p>
          </table:table-cell>
          <table:table-cell table:formula="of:=(0.8*[.K7])/3520" office:value-type="float" office:value="0.00170454545454545" calcext:value-type="float">
            <text:p>0,001704545454545</text:p>
          </table:table-cell>
          <table:table-cell table:formula="of:=(0.8*[.L7])/3520" office:value-type="float" office:value="0.00159090909090909" calcext:value-type="float">
            <text:p>0,001590909090909</text:p>
          </table:table-cell>
          <table:table-cell table:formula="of:=(0.8*[.M7])/3520" office:value-type="float" office:value="0.000795454545454545" calcext:value-type="float">
            <text:p>0,000795454545455</text:p>
          </table:table-cell>
          <table:table-cell office:value-type="string" calcext:value-type="string">
            <text:p>Varianzen</text:p>
          </table:table-cell>
          <table:table-cell table:formula="of:=SUM([.K29]; -[.$O$28])" office:value-type="float" office:value="-0.0178011363636364" calcext:value-type="float">
            <text:p>-0,017801136363636</text:p>
          </table:table-cell>
          <table:table-cell table:formula="of:=SUM([.L29]; -[.$P$28])" office:value-type="float" office:value="-0.0135056818181818" calcext:value-type="float">
            <text:p>-0,013505681818182</text:p>
          </table:table-cell>
          <table:table-cell table:formula="of:=SUM([.M29]; -[.$Q$28])" office:value-type="float" office:value="-0.006375" calcext:value-type="float">
            <text:p>-0,006375</text:p>
          </table:table-cell>
          <table:table-cell/>
          <table:table-cell table:formula="of:=((([.M8]+0.3)*(1/1000)*0.8)/3.52)-[.M8]/1000" office:value-type="float" office:value="-0.00456818181818182" calcext:value-type="float">
            <text:p>-0,004568181818182</text:p>
          </table:table-cell>
          <table:table-cell table:formula="of:=((([.M8]-0.3)*(1/1000)*0.8)/3.52)-[.M8]/1000" office:value-type="float" office:value="-0.00470454545454545" calcext:value-type="float">
            <text:p>-0,00470454545454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ittelwert</text:p>
          </table:table-cell>
          <table:covered-table-cell/>
          <table:table-cell table:style-name="ce2" table:formula="of:=SUM([.C7]: [.C27])/20" office:value-type="float" office:value="7.825" calcext:value-type="float">
            <text:p>7,825</text:p>
          </table:table-cell>
          <table:table-cell table:style-name="ce2" table:formula="of:=SUM([.D7]: [.D27])/20" office:value-type="float" office:value="5.9875" calcext:value-type="float">
            <text:p>5,9875</text:p>
          </table:table-cell>
          <table:table-cell table:style-name="ce2" table:formula="of:=SUM([.E7]: [.E27])/20" office:value-type="float" office:value="2.8375" calcext:value-type="float">
            <text:p>2,8375</text:p>
          </table:table-cell>
          <table:table-cell table:style-name="ce2"/>
          <table:table-cell table:number-columns-repeated="4"/>
          <table:table-cell table:formula="of:=(0.8*[.K8])/3520" office:value-type="float" office:value="0.00340909090909091" calcext:value-type="float">
            <text:p>0,003409090909091</text:p>
          </table:table-cell>
          <table:table-cell table:formula="of:=(0.8*[.L8])/3520" office:value-type="float" office:value="0.00284090909090909" calcext:value-type="float">
            <text:p>0,002840909090909</text:p>
          </table:table-cell>
          <table:table-cell table:formula="of:=(0.8*[.M8])/3520" office:value-type="float" office:value="0.00136363636363636" calcext:value-type="float">
            <text:p>0,001363636363636</text:p>
          </table:table-cell>
          <table:table-cell/>
          <table:table-cell table:formula="of:=SUM([.K30]; -[.$O$28])" office:value-type="float" office:value="-0.0160965909090909" calcext:value-type="float">
            <text:p>-0,016096590909091</text:p>
          </table:table-cell>
          <table:table-cell table:formula="of:=SUM([.L30]; -[.$P$28])" office:value-type="float" office:value="-0.0122556818181818" calcext:value-type="float">
            <text:p>-0,012255681818182</text:p>
          </table:table-cell>
          <table:table-cell table:formula="of:=SUM([.M30]; -[.$Q$28])" office:value-type="float" office:value="-0.00580681818181818" calcext:value-type="float">
            <text:p>-0,005806818181818</text:p>
          </table:table-cell>
          <table:table-cell/>
          <table:table-cell table:formula="of:=((([.M9]+0.3)*(1/1000)*0.8)/3.52)-[.M9]/1000" office:value-type="float" office:value="-0.00688636363636364" calcext:value-type="float">
            <text:p>-0,006886363636364</text:p>
          </table:table-cell>
          <table:table-cell table:formula="of:=((([.M9]-0.3)*(1/1000)*0.8)/3.52)-[.M9]/1000" office:value-type="float" office:value="-0.00702272727272727" calcext:value-type="float">
            <text:p>-0,007022727272727</text:p>
          </table:table-cell>
        </table:table-row>
        <table:table-row table:style-name="ro1">
          <table:table-cell table:style-name="ce1"/>
          <table:table-cell/>
          <table:table-cell table:style-name="ce2" table:number-columns-repeated="4"/>
          <table:table-cell table:number-columns-repeated="4"/>
          <table:table-cell table:formula="of:=(0.8*[.K9])/3520" office:value-type="float" office:value="0.00511363636363636" calcext:value-type="float">
            <text:p>0,005113636363636</text:p>
          </table:table-cell>
          <table:table-cell table:formula="of:=(0.8*[.L9])/3520" office:value-type="float" office:value="0.00409090909090909" calcext:value-type="float">
            <text:p>0,004090909090909</text:p>
          </table:table-cell>
          <table:table-cell table:formula="of:=(0.8*[.M9])/3520" office:value-type="float" office:value="0.00204545454545455" calcext:value-type="float">
            <text:p>0,002045454545455</text:p>
          </table:table-cell>
          <table:table-cell/>
          <table:table-cell table:formula="of:=SUM([.K31]; -[.$O$28])" office:value-type="float" office:value="-0.0143920454545455" calcext:value-type="float">
            <text:p>-0,014392045454546</text:p>
          </table:table-cell>
          <table:table-cell table:formula="of:=SUM([.L31]; -[.$P$28])" office:value-type="float" office:value="-0.0110056818181818" calcext:value-type="float">
            <text:p>-0,011005681818182</text:p>
          </table:table-cell>
          <table:table-cell table:formula="of:=SUM([.M31]; -[.$Q$28])" office:value-type="float" office:value="-0.005125" calcext:value-type="float">
            <text:p>-0,005125</text:p>
          </table:table-cell>
          <table:table-cell/>
          <table:table-cell table:formula="of:=((([.M10]+0.3)*(1/1000)*0.8)/3.52)-[.M10]/1000" office:value-type="float" office:value="-0.008625" calcext:value-type="float">
            <text:p>-0,008625</text:p>
          </table:table-cell>
          <table:table-cell table:formula="of:=((([.M10]-0.3)*(1/1000)*0.8)/3.52)-[.M10]/1000" office:value-type="float" office:value="-0.00876136363636364" calcext:value-type="float">
            <text:p>-0,00876136363636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Varianz Einzelwerte</text:p>
          </table:table-cell>
          <table:covered-table-cell/>
          <table:table-cell table:style-name="ce2" table:formula="of:=([.C7]-[.G7])*([.C7]-[.G7])" office:value-type="float" office:value="0.105625" calcext:value-type="float">
            <text:p>0,105625</text:p>
          </table:table-cell>
          <table:table-cell table:style-name="ce2" table:formula="of:=([.D7]-[.H7])*([.D7]-[.H7])" office:value-type="float" office:value="1.02515625" calcext:value-type="float">
            <text:p>1,02515625</text:p>
          </table:table-cell>
          <table:table-cell table:style-name="ce2" table:formula="of:=([.E7]-[.I7])*([.E7]-[.I7])" office:value-type="float" office:value="0.43890625" calcext:value-type="float">
            <text:p>0,43890625</text:p>
          </table:table-cell>
          <table:table-cell table:style-name="ce2"/>
          <table:table-cell table:number-columns-repeated="4"/>
          <table:table-cell table:formula="of:=(0.8*[.K10])/3520" office:value-type="float" office:value="0.00681818181818182" calcext:value-type="float">
            <text:p>0,006818181818182</text:p>
          </table:table-cell>
          <table:table-cell table:formula="of:=(0.8*[.L10])/3520" office:value-type="float" office:value="0.00545454545454546" calcext:value-type="float">
            <text:p>0,005454545454545</text:p>
          </table:table-cell>
          <table:table-cell table:formula="of:=(0.8*[.M10])/3520" office:value-type="float" office:value="0.00255681818181818" calcext:value-type="float">
            <text:p>0,002556818181818</text:p>
          </table:table-cell>
          <table:table-cell/>
          <table:table-cell table:formula="of:=SUM([.K32]; -[.$O$28])" office:value-type="float" office:value="-0.0126875" calcext:value-type="float">
            <text:p>-0,0126875</text:p>
          </table:table-cell>
          <table:table-cell table:formula="of:=SUM([.L32]; -[.$P$28])" office:value-type="float" office:value="-0.00964204545454546" calcext:value-type="float">
            <text:p>-0,009642045454545</text:p>
          </table:table-cell>
          <table:table-cell table:formula="of:=SUM([.M32]; -[.$Q$28])" office:value-type="float" office:value="-0.00461363636363637" calcext:value-type="float">
            <text:p>-0,004613636363636</text:p>
          </table:table-cell>
          <table:table-cell/>
          <table:table-cell table:formula="of:=((([.M11]+0.3)*(1/1000)*0.8)/3.52)-[.M11]/1000" office:value-type="float" office:value="-0.0109431818181818" calcext:value-type="float">
            <text:p>-0,010943181818182</text:p>
          </table:table-cell>
          <table:table-cell table:formula="of:=((([.M11]-0.3)*(1/1000)*0.8)/3.52)-[.M11]/1000" office:value-type="float" office:value="-0.0110795454545455" calcext:value-type="float">
            <text:p>-0,011079545454546</text:p>
          </table:table-cell>
        </table:table-row>
        <table:table-row table:style-name="ro1">
          <table:table-cell table:number-columns-repeated="2"/>
          <table:table-cell table:style-name="ce2" table:formula="of:=([.C8]-[.G8])*([.C8]-[.G8])" office:value-type="float" office:value="0.105625" calcext:value-type="float">
            <text:p>0,105625</text:p>
          </table:table-cell>
          <table:table-cell table:style-name="ce2" table:formula="of:=([.D8]-[.H8])*([.D8]-[.H8])" office:value-type="float" office:value="0.23765625" calcext:value-type="float">
            <text:p>0,23765625</text:p>
          </table:table-cell>
          <table:table-cell table:style-name="ce2" table:formula="of:=([.E8]-[.I8])*([.E8]-[.I8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11])/3520" office:value-type="float" office:value="0.00846590909090909" calcext:value-type="float">
            <text:p>0,008465909090909</text:p>
          </table:table-cell>
          <table:table-cell table:formula="of:=(0.8*[.L11])/3520" office:value-type="float" office:value="0.00681818181818182" calcext:value-type="float">
            <text:p>0,006818181818182</text:p>
          </table:table-cell>
          <table:table-cell table:formula="of:=(0.8*[.M11])/3520" office:value-type="float" office:value="0.00323863636363636" calcext:value-type="float">
            <text:p>0,003238636363636</text:p>
          </table:table-cell>
          <table:table-cell/>
          <table:table-cell table:formula="of:=SUM([.K33]; -[.$O$28])" office:value-type="float" office:value="-0.0110397727272727" calcext:value-type="float">
            <text:p>-0,011039772727273</text:p>
          </table:table-cell>
          <table:table-cell table:formula="of:=SUM([.L33]; -[.$P$28])" office:value-type="float" office:value="-0.00827840909090909" calcext:value-type="float">
            <text:p>-0,008278409090909</text:p>
          </table:table-cell>
          <table:table-cell table:formula="of:=SUM([.M33]; -[.$Q$28])" office:value-type="float" office:value="-0.00393181818181818" calcext:value-type="float">
            <text:p>-0,003931818181818</text:p>
          </table:table-cell>
          <table:table-cell/>
          <table:table-cell table:formula="of:=((([.M12]+0.3)*(1/1000)*0.8)/3.52)-[.M12]/1000" office:value-type="float" office:value="-0.012875" calcext:value-type="float">
            <text:p>-0,012875</text:p>
          </table:table-cell>
          <table:table-cell table:formula="of:=((([.M12]-0.3)*(1/1000)*0.8)/3.52)-[.M12]/1000" office:value-type="float" office:value="-0.0130113636363636" calcext:value-type="float">
            <text:p>-0,013011363636364</text:p>
          </table:table-cell>
        </table:table-row>
        <table:table-row table:style-name="ro1">
          <table:table-cell table:number-columns-repeated="2"/>
          <table:table-cell table:style-name="ce2" table:formula="of:=([.C9]-[.G9])*([.C9]-[.G9])" office:value-type="float" office:value="0.105625" calcext:value-type="float">
            <text:p>0,105625</text:p>
          </table:table-cell>
          <table:table-cell table:style-name="ce2" table:formula="of:=([.D9]-[.H9])*([.D9]-[.H9])" office:value-type="float" office:value="0.23765625" calcext:value-type="float">
            <text:p>0,23765625</text:p>
          </table:table-cell>
          <table:table-cell table:style-name="ce2" table:formula="of:=([.E9]-[.I9])*([.E9]-[.I9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12])/3520" office:value-type="float" office:value="0.0101704545454545" calcext:value-type="float">
            <text:p>0,010170454545455</text:p>
          </table:table-cell>
          <table:table-cell table:formula="of:=(0.8*[.L12])/3520" office:value-type="float" office:value="0.00806818181818182" calcext:value-type="float">
            <text:p>0,008068181818182</text:p>
          </table:table-cell>
          <table:table-cell table:formula="of:=(0.8*[.M12])/3520" office:value-type="float" office:value="0.00380681818181818" calcext:value-type="float">
            <text:p>0,003806818181818</text:p>
          </table:table-cell>
          <table:table-cell/>
          <table:table-cell table:formula="of:=SUM([.K34]; -[.$O$28])" office:value-type="float" office:value="-0.00933522727272727" calcext:value-type="float">
            <text:p>-0,009335227272727</text:p>
          </table:table-cell>
          <table:table-cell table:formula="of:=SUM([.L34]; -[.$P$28])" office:value-type="float" office:value="-0.00702840909090909" calcext:value-type="float">
            <text:p>-0,007028409090909</text:p>
          </table:table-cell>
          <table:table-cell table:formula="of:=SUM([.M34]; -[.$Q$28])" office:value-type="float" office:value="-0.00336363636363636" calcext:value-type="float">
            <text:p>-0,003363636363636</text:p>
          </table:table-cell>
          <table:table-cell/>
          <table:table-cell table:formula="of:=((([.M13]+0.3)*(1/1000)*0.8)/3.52)-[.M13]/1000" office:value-type="float" office:value="-0.0148068181818182" calcext:value-type="float">
            <text:p>-0,014806818181818</text:p>
          </table:table-cell>
          <table:table-cell table:formula="of:=((([.M13]-0.3)*(1/1000)*0.8)/3.52)-[.M13]/1000" office:value-type="float" office:value="-0.0149431818181818" calcext:value-type="float">
            <text:p>-0,014943181818182</text:p>
          </table:table-cell>
        </table:table-row>
        <table:table-row table:style-name="ro1">
          <table:table-cell table:number-columns-repeated="2"/>
          <table:table-cell table:style-name="ce2" table:formula="of:=([.C10]-[.G10])*([.C10]-[.G10])" office:value-type="float" office:value="0.105625" calcext:value-type="float">
            <text:p>0,105625</text:p>
          </table:table-cell>
          <table:table-cell table:style-name="ce2" table:formula="of:=([.D10]-[.H10])*([.D10]-[.H10])" office:value-type="float" office:value="0.000156250000000004" calcext:value-type="float">
            <text:p>0,00015625</text:p>
          </table:table-cell>
          <table:table-cell table:style-name="ce2" table:formula="of:=([.E10]-[.I10])*([.E10]-[.I10])" office:value-type="float" office:value="0.34515625" calcext:value-type="float">
            <text:p>0,34515625</text:p>
          </table:table-cell>
          <table:table-cell table:style-name="ce2"/>
          <table:table-cell table:number-columns-repeated="4"/>
          <table:table-cell table:formula="of:=(0.8*[.K13])/3520" office:value-type="float" office:value="0.0116477272727273" calcext:value-type="float">
            <text:p>0,011647727272727</text:p>
          </table:table-cell>
          <table:table-cell table:formula="of:=(0.8*[.L13])/3520" office:value-type="float" office:value="0.009375" calcext:value-type="float">
            <text:p>0,009375</text:p>
          </table:table-cell>
          <table:table-cell table:formula="of:=(0.8*[.M13])/3520" office:value-type="float" office:value="0.004375" calcext:value-type="float">
            <text:p>0,004375</text:p>
          </table:table-cell>
          <table:table-cell/>
          <table:table-cell table:formula="of:=SUM([.K35]; -[.$O$28])" office:value-type="float" office:value="-0.00785795454545455" calcext:value-type="float">
            <text:p>-0,007857954545455</text:p>
          </table:table-cell>
          <table:table-cell table:formula="of:=SUM([.L35]; -[.$P$28])" office:value-type="float" office:value="-0.00572159090909091" calcext:value-type="float">
            <text:p>-0,005721590909091</text:p>
          </table:table-cell>
          <table:table-cell table:formula="of:=SUM([.M35]; -[.$Q$28])" office:value-type="float" office:value="-0.00279545454545455" calcext:value-type="float">
            <text:p>-0,002795454545455</text:p>
          </table:table-cell>
          <table:table-cell/>
          <table:table-cell table:formula="of:=((([.M14]+0.3)*(1/1000)*0.8)/3.52)-[.M14]/1000" office:value-type="float" office:value="-0.0167386363636364" calcext:value-type="float">
            <text:p>-0,016738636363636</text:p>
          </table:table-cell>
          <table:table-cell table:formula="of:=((([.M14]-0.3)*(1/1000)*0.8)/3.52)-[.M14]/1000" office:value-type="float" office:value="-0.016875" calcext:value-type="float">
            <text:p>-0,016875</text:p>
          </table:table-cell>
        </table:table-row>
        <table:table-row table:style-name="ro1">
          <table:table-cell table:number-columns-repeated="2"/>
          <table:table-cell table:style-name="ce2" table:formula="of:=([.C11]-[.G11])*([.C11]-[.G11])" office:value-type="float" office:value="0.330625" calcext:value-type="float">
            <text:p>0,330625</text:p>
          </table:table-cell>
          <table:table-cell table:style-name="ce2" table:formula="of:=([.D11]-[.H11])*([.D11]-[.H11])" office:value-type="float" office:value="0.000156250000000004" calcext:value-type="float">
            <text:p>0,00015625</text:p>
          </table:table-cell>
          <table:table-cell table:style-name="ce2" table:formula="of:=([.E11]-[.I11])*([.E11]-[.I11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14])/3520" office:value-type="float" office:value="0.0134659090909091" calcext:value-type="float">
            <text:p>0,013465909090909</text:p>
          </table:table-cell>
          <table:table-cell table:formula="of:=(0.8*[.L14])/3520" office:value-type="float" office:value="0.0105113636363636" calcext:value-type="float">
            <text:p>0,010511363636364</text:p>
          </table:table-cell>
          <table:table-cell table:formula="of:=(0.8*[.M14])/3520" office:value-type="float" office:value="0.00494318181818182" calcext:value-type="float">
            <text:p>0,004943181818182</text:p>
          </table:table-cell>
          <table:table-cell/>
          <table:table-cell table:formula="of:=SUM([.K36]; -[.$O$28])" office:value-type="float" office:value="-0.00603977272727273" calcext:value-type="float">
            <text:p>-0,006039772727273</text:p>
          </table:table-cell>
          <table:table-cell table:formula="of:=SUM([.L36]; -[.$P$28])" office:value-type="float" office:value="-0.00458522727272728" calcext:value-type="float">
            <text:p>-0,004585227272727</text:p>
          </table:table-cell>
          <table:table-cell table:formula="of:=SUM([.M36]; -[.$Q$28])" office:value-type="float" office:value="-0.00222727272727273" calcext:value-type="float">
            <text:p>-0,002227272727273</text:p>
          </table:table-cell>
          <table:table-cell/>
          <table:table-cell table:formula="of:=((([.M15]+0.3)*(1/1000)*0.8)/3.52)-[.M15]/1000" office:value-type="float" office:value="-0.0186704545454545" calcext:value-type="float">
            <text:p>-0,018670454545455</text:p>
          </table:table-cell>
          <table:table-cell table:formula="of:=((([.M15]-0.3)*(1/1000)*0.8)/3.52)-[.M15]/1000" office:value-type="float" office:value="-0.0188068181818182" calcext:value-type="float">
            <text:p>-0,018806818181818</text:p>
          </table:table-cell>
        </table:table-row>
        <table:table-row table:style-name="ro1">
          <table:table-cell table:number-columns-repeated="2"/>
          <table:table-cell table:style-name="ce2" table:formula="of:=([.C12]-[.G12])*([.C12]-[.G12])" office:value-type="float" office:value="0.105625" calcext:value-type="float">
            <text:p>0,105625</text:p>
          </table:table-cell>
          <table:table-cell table:style-name="ce2" table:formula="of:=([.D12]-[.H12])*([.D12]-[.H12])" office:value-type="float" office:value="0.23765625" calcext:value-type="float">
            <text:p>0,23765625</text:p>
          </table:table-cell>
          <table:table-cell table:style-name="ce2" table:formula="of:=([.E12]-[.I12])*([.E12]-[.I12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15])/3520" office:value-type="float" office:value="0.0150568181818182" calcext:value-type="float">
            <text:p>0,015056818181818</text:p>
          </table:table-cell>
          <table:table-cell table:formula="of:=(0.8*[.L15])/3520" office:value-type="float" office:value="0.0117045454545455" calcext:value-type="float">
            <text:p>0,011704545454546</text:p>
          </table:table-cell>
          <table:table-cell table:formula="of:=(0.8*[.M15])/3520" office:value-type="float" office:value="0.00551136363636364" calcext:value-type="float">
            <text:p>0,005511363636364</text:p>
          </table:table-cell>
          <table:table-cell/>
          <table:table-cell table:formula="of:=SUM([.K37]; -[.$O$28])" office:value-type="float" office:value="-0.00444886363636364" calcext:value-type="float">
            <text:p>-0,004448863636364</text:p>
          </table:table-cell>
          <table:table-cell table:formula="of:=SUM([.L37]; -[.$P$28])" office:value-type="float" office:value="-0.00339204545454546" calcext:value-type="float">
            <text:p>-0,003392045454545</text:p>
          </table:table-cell>
          <table:table-cell table:formula="of:=SUM([.M37]; -[.$Q$28])" office:value-type="float" office:value="-0.00165909090909091" calcext:value-type="float">
            <text:p>-0,001659090909091</text:p>
          </table:table-cell>
          <table:table-cell/>
          <table:table-cell table:formula="of:=((([.M16]+0.3)*(1/1000)*0.8)/3.52)-[.M16]/1000" office:value-type="float" office:value="-0.0209886363636364" calcext:value-type="float">
            <text:p>-0,020988636363636</text:p>
          </table:table-cell>
          <table:table-cell table:formula="of:=((([.M16]-0.3)*(1/1000)*0.8)/3.52)-[.M16]/1000" office:value-type="float" office:value="-0.021125" calcext:value-type="float">
            <text:p>-0,021125</text:p>
          </table:table-cell>
        </table:table-row>
        <table:table-row table:style-name="ro1">
          <table:table-cell table:number-columns-repeated="2"/>
          <table:table-cell table:style-name="ce2" table:formula="of:=([.C13]-[.G13])*([.C13]-[.G13])" office:value-type="float" office:value="1.755625" calcext:value-type="float">
            <text:p>1,755625</text:p>
          </table:table-cell>
          <table:table-cell table:style-name="ce2" table:formula="of:=([.D13]-[.H13])*([.D13]-[.H13])" office:value-type="float" office:value="0.0564062499999999" calcext:value-type="float">
            <text:p>0,05640625</text:p>
          </table:table-cell>
          <table:table-cell table:style-name="ce2" table:formula="of:=([.E13]-[.I13])*([.E13]-[.I13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16])/3520" office:value-type="float" office:value="0.016875" calcext:value-type="float">
            <text:p>0,016875</text:p>
          </table:table-cell>
          <table:table-cell table:formula="of:=(0.8*[.L16])/3520" office:value-type="float" office:value="0.0132954545454545" calcext:value-type="float">
            <text:p>0,013295454545455</text:p>
          </table:table-cell>
          <table:table-cell table:formula="of:=(0.8*[.M16])/3520" office:value-type="float" office:value="0.00619318181818182" calcext:value-type="float">
            <text:p>0,006193181818182</text:p>
          </table:table-cell>
          <table:table-cell/>
          <table:table-cell table:formula="of:=SUM([.K38]; -[.$O$28])" office:value-type="float" office:value="-0.00263068181818182" calcext:value-type="float">
            <text:p>-0,002630681818182</text:p>
          </table:table-cell>
          <table:table-cell table:formula="of:=SUM([.L38]; -[.$P$28])" office:value-type="float" office:value="-0.00180113636363637" calcext:value-type="float">
            <text:p>-0,001801136363636</text:p>
          </table:table-cell>
          <table:table-cell table:formula="of:=SUM([.M38]; -[.$Q$28])" office:value-type="float" office:value="-0.000977272727272728" calcext:value-type="float">
            <text:p>-0,000977272727273</text:p>
          </table:table-cell>
          <table:table-cell/>
          <table:table-cell table:formula="of:=((([.M17]+0.3)*(1/1000)*0.8)/3.52)-[.M17]/1000" office:value-type="float" office:value="-0.0229204545454545" calcext:value-type="float">
            <text:p>-0,022920454545455</text:p>
          </table:table-cell>
          <table:table-cell table:formula="of:=((([.M17]-0.3)*(1/1000)*0.8)/3.52)-[.M17]/1000" office:value-type="float" office:value="-0.0230568181818182" calcext:value-type="float">
            <text:p>-0,023056818181818</text:p>
          </table:table-cell>
        </table:table-row>
        <table:table-row table:style-name="ro1">
          <table:table-cell table:number-columns-repeated="2"/>
          <table:table-cell table:style-name="ce2" table:formula="of:=([.C14]-[.G14])*([.C14]-[.G14])" office:value-type="float" office:value="0.0306249999999999" calcext:value-type="float">
            <text:p>0,030625</text:p>
          </table:table-cell>
          <table:table-cell table:style-name="ce2" table:formula="of:=([.D14]-[.H14])*([.D14]-[.H14])" office:value-type="float" office:value="0.97515625" calcext:value-type="float">
            <text:p>0,97515625</text:p>
          </table:table-cell>
          <table:table-cell table:style-name="ce2" table:formula="of:=([.E14]-[.I14])*([.E14]-[.I14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17])/3520" office:value-type="float" office:value="0.0185795454545455" calcext:value-type="float">
            <text:p>0,018579545454546</text:p>
          </table:table-cell>
          <table:table-cell table:formula="of:=(0.8*[.L17])/3520" office:value-type="float" office:value="0.0146022727272727" calcext:value-type="float">
            <text:p>0,014602272727273</text:p>
          </table:table-cell>
          <table:table-cell table:formula="of:=(0.8*[.M17])/3520" office:value-type="float" office:value="0.00676136363636364" calcext:value-type="float">
            <text:p>0,006761363636364</text:p>
          </table:table-cell>
          <table:table-cell/>
          <table:table-cell table:formula="of:=SUM([.K39]; -[.$O$28])" office:value-type="float" office:value="-0.000926136363636362" calcext:value-type="float">
            <text:p>-0,000926136363636</text:p>
          </table:table-cell>
          <table:table-cell table:formula="of:=SUM([.L39]; -[.$P$28])" office:value-type="float" office:value="-0.000494318181818183" calcext:value-type="float">
            <text:p>-0,000494318181818</text:p>
          </table:table-cell>
          <table:table-cell table:formula="of:=SUM([.M39]; -[.$Q$28])" office:value-type="float" office:value="-0.00040909090909091" calcext:value-type="float">
            <text:p>-0,000409090909091</text:p>
          </table:table-cell>
          <table:table-cell/>
          <table:table-cell table:formula="of:=((([.M18]+0.3)*(1/1000)*0.8)/3.52)-[.M18]/1000" office:value-type="float" office:value="-0.0252386363636364" calcext:value-type="float">
            <text:p>-0,025238636363636</text:p>
          </table:table-cell>
          <table:table-cell table:formula="of:=((([.M18]-0.3)*(1/1000)*0.8)/3.52)-[.M18]/1000" office:value-type="float" office:value="-0.025375" calcext:value-type="float">
            <text:p>-0,025375</text:p>
          </table:table-cell>
        </table:table-row>
        <table:table-row table:style-name="ro1">
          <table:table-cell table:number-columns-repeated="2"/>
          <table:table-cell table:style-name="ce2" table:formula="of:=([.C15]-[.G15])*([.C15]-[.G15])" office:value-type="float" office:value="0.680625" calcext:value-type="float">
            <text:p>0,680625</text:p>
          </table:table-cell>
          <table:table-cell table:style-name="ce2" table:formula="of:=([.D15]-[.H15])*([.D15]-[.H15])" office:value-type="float" office:value="0.54390625" calcext:value-type="float">
            <text:p>0,54390625</text:p>
          </table:table-cell>
          <table:table-cell table:style-name="ce2" table:formula="of:=([.E15]-[.I15])*([.E15]-[.I15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18])/3520" office:value-type="float" office:value="0.0201704545454545" calcext:value-type="float">
            <text:p>0,020170454545455</text:p>
          </table:table-cell>
          <table:table-cell table:formula="of:=(0.8*[.L18])/3520" office:value-type="float" office:value="0.0157386363636364" calcext:value-type="float">
            <text:p>0,015738636363636</text:p>
          </table:table-cell>
          <table:table-cell table:formula="of:=(0.8*[.M18])/3520" office:value-type="float" office:value="0.00744318181818182" calcext:value-type="float">
            <text:p>0,007443181818182</text:p>
          </table:table-cell>
          <table:table-cell/>
          <table:table-cell table:formula="of:=SUM([.K40]; -[.$O$28])" office:value-type="float" office:value="0.000664772727272729" calcext:value-type="float">
            <text:p>0,000664772727273</text:p>
          </table:table-cell>
          <table:table-cell table:formula="of:=SUM([.L40]; -[.$P$28])" office:value-type="float" office:value="0.000642045454545452" calcext:value-type="float">
            <text:p>0,000642045454545</text:p>
          </table:table-cell>
          <table:table-cell table:formula="of:=SUM([.M40]; -[.$Q$28])" office:value-type="float" office:value="0.000272727272727273" calcext:value-type="float">
            <text:p>0,000272727272727</text:p>
          </table:table-cell>
          <table:table-cell/>
          <table:table-cell table:formula="of:=((([.M19]+0.3)*(1/1000)*0.8)/3.52)-[.M19]/1000" office:value-type="float" office:value="-0.0275568181818182" calcext:value-type="float">
            <text:p>-0,027556818181818</text:p>
          </table:table-cell>
          <table:table-cell table:formula="of:=((([.M19]-0.3)*(1/1000)*0.8)/3.52)-[.M19]/1000" office:value-type="float" office:value="-0.0276931818181818" calcext:value-type="float">
            <text:p>-0,027693181818182</text:p>
          </table:table-cell>
        </table:table-row>
        <table:table-row table:style-name="ro1">
          <table:table-cell table:number-columns-repeated="2"/>
          <table:table-cell table:style-name="ce2" table:formula="of:=([.C16]-[.G16])*([.C16]-[.G16])" office:value-type="float" office:value="0.0306249999999999" calcext:value-type="float">
            <text:p>0,030625</text:p>
          </table:table-cell>
          <table:table-cell table:style-name="ce2" table:formula="of:=([.D16]-[.H16])*([.D16]-[.H16])" office:value-type="float" office:value="1.02515625" calcext:value-type="float">
            <text:p>1,02515625</text:p>
          </table:table-cell>
          <table:table-cell table:style-name="ce2" table:formula="of:=([.E16]-[.I16])*([.E16]-[.I16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19])/3520" office:value-type="float" office:value="0.0219318181818182" calcext:value-type="float">
            <text:p>0,021931818181818</text:p>
          </table:table-cell>
          <table:table-cell table:formula="of:=(0.8*[.L19])/3520" office:value-type="float" office:value="0.016875" calcext:value-type="float">
            <text:p>0,016875</text:p>
          </table:table-cell>
          <table:table-cell table:formula="of:=(0.8*[.M19])/3520" office:value-type="float" office:value="0.008125" calcext:value-type="float">
            <text:p>0,008125</text:p>
          </table:table-cell>
          <table:table-cell/>
          <table:table-cell table:formula="of:=SUM([.K41]; -[.$O$28])" office:value-type="float" office:value="0.00242613636363637" calcext:value-type="float">
            <text:p>0,002426136363636</text:p>
          </table:table-cell>
          <table:table-cell table:formula="of:=SUM([.L41]; -[.$P$28])" office:value-type="float" office:value="0.00177840909090909" calcext:value-type="float">
            <text:p>0,001778409090909</text:p>
          </table:table-cell>
          <table:table-cell table:formula="of:=SUM([.M41]; -[.$Q$28])" office:value-type="float" office:value="0.000954545454545454" calcext:value-type="float">
            <text:p>0,000954545454545</text:p>
          </table:table-cell>
          <table:table-cell/>
          <table:table-cell table:formula="of:=((([.M20]+0.3)*(1/1000)*0.8)/3.52)-[.M20]/1000" office:value-type="float" office:value="-0.0294886363636364" calcext:value-type="float">
            <text:p>-0,029488636363636</text:p>
          </table:table-cell>
          <table:table-cell table:formula="of:=((([.M20]-0.3)*(1/1000)*0.8)/3.52)-[.M20]/1000" office:value-type="float" office:value="-0.029625" calcext:value-type="float">
            <text:p>-0,029625</text:p>
          </table:table-cell>
        </table:table-row>
        <table:table-row table:style-name="ro1">
          <table:table-cell table:number-columns-repeated="2"/>
          <table:table-cell table:style-name="ce2" table:formula="of:=([.C17]-[.G17])*([.C17]-[.G17])" office:value-type="float" office:value="0.105625" calcext:value-type="float">
            <text:p>0,105625</text:p>
          </table:table-cell>
          <table:table-cell table:style-name="ce2" table:formula="of:=([.D17]-[.H17])*([.D17]-[.H17])" office:value-type="float" office:value="0.0564062499999999" calcext:value-type="float">
            <text:p>0,05640625</text:p>
          </table:table-cell>
          <table:table-cell table:style-name="ce2" table:formula="of:=([.E17]-[.I17])*([.E17]-[.I17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20])/3520" office:value-type="float" office:value="0.0236363636363636" calcext:value-type="float">
            <text:p>0,023636363636364</text:p>
          </table:table-cell>
          <table:table-cell table:formula="of:=(0.8*[.L20])/3520" office:value-type="float" office:value="0.0182954545454546" calcext:value-type="float">
            <text:p>0,018295454545455</text:p>
          </table:table-cell>
          <table:table-cell table:formula="of:=(0.8*[.M20])/3520" office:value-type="float" office:value="0.00869318181818182" calcext:value-type="float">
            <text:p>0,008693181818182</text:p>
          </table:table-cell>
          <table:table-cell/>
          <table:table-cell table:formula="of:=SUM([.K42]; -[.$O$28])" office:value-type="float" office:value="0.00413068181818182" calcext:value-type="float">
            <text:p>0,004130681818182</text:p>
          </table:table-cell>
          <table:table-cell table:formula="of:=SUM([.L42]; -[.$P$28])" office:value-type="float" office:value="0.00319886363636364" calcext:value-type="float">
            <text:p>0,003198863636364</text:p>
          </table:table-cell>
          <table:table-cell table:formula="of:=SUM([.M42]; -[.$Q$28])" office:value-type="float" office:value="0.00152272727272727" calcext:value-type="float">
            <text:p>0,001522727272727</text:p>
          </table:table-cell>
          <table:table-cell/>
          <table:table-cell table:formula="of:=((([.M21]+0.3)*(1/1000)*0.8)/3.52)-[.M21]/1000" office:value-type="float" office:value="-0.0314204545454545" calcext:value-type="float">
            <text:p>-0,031420454545455</text:p>
          </table:table-cell>
          <table:table-cell table:formula="of:=((([.M21]-0.3)*(1/1000)*0.8)/3.52)-[.M21]/1000" office:value-type="float" office:value="-0.0315568181818182" calcext:value-type="float">
            <text:p>-0,031556818181818</text:p>
          </table:table-cell>
        </table:table-row>
        <table:table-row table:style-name="ro1">
          <table:table-cell table:number-columns-repeated="2"/>
          <table:table-cell table:style-name="ce2" table:formula="of:=([.C18]-[.G18])*([.C18]-[.G18])" office:value-type="float" office:value="0.680625" calcext:value-type="float">
            <text:p>0,680625</text:p>
          </table:table-cell>
          <table:table-cell table:style-name="ce2" table:formula="of:=([.D18]-[.H18])*([.D18]-[.H18])" office:value-type="float" office:value="0.97515625" calcext:value-type="float">
            <text:p>0,97515625</text:p>
          </table:table-cell>
          <table:table-cell table:style-name="ce2" table:formula="of:=([.E18]-[.I18])*([.E18]-[.I18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21])/3520" office:value-type="float" office:value="0.0253409090909091" calcext:value-type="float">
            <text:p>0,025340909090909</text:p>
          </table:table-cell>
          <table:table-cell table:formula="of:=(0.8*[.L21])/3520" office:value-type="float" office:value="0.0194318181818182" calcext:value-type="float">
            <text:p>0,019431818181818</text:p>
          </table:table-cell>
          <table:table-cell table:formula="of:=(0.8*[.M21])/3520" office:value-type="float" office:value="0.00926136363636364" calcext:value-type="float">
            <text:p>0,009261363636364</text:p>
          </table:table-cell>
          <table:table-cell/>
          <table:table-cell table:formula="of:=SUM([.K43]; -[.$O$28])" office:value-type="float" office:value="0.00583522727272727" calcext:value-type="float">
            <text:p>0,005835227272727</text:p>
          </table:table-cell>
          <table:table-cell table:formula="of:=SUM([.L43]; -[.$P$28])" office:value-type="float" office:value="0.00433522727272727" calcext:value-type="float">
            <text:p>0,004335227272727</text:p>
          </table:table-cell>
          <table:table-cell table:formula="of:=SUM([.M43]; -[.$Q$28])" office:value-type="float" office:value="0.00209090909090909" calcext:value-type="float">
            <text:p>0,002090909090909</text:p>
          </table:table-cell>
          <table:table-cell/>
          <table:table-cell table:formula="of:=((([.M22]+0.3)*(1/1000)*0.8)/3.52)-[.M22]/1000" office:value-type="float" office:value="-0.0333522727272727" calcext:value-type="float">
            <text:p>-0,033352272727273</text:p>
          </table:table-cell>
          <table:table-cell table:formula="of:=((([.M22]-0.3)*(1/1000)*0.8)/3.52)-[.M22]/1000" office:value-type="float" office:value="-0.0334886363636364" calcext:value-type="float">
            <text:p>-0,033488636363636</text:p>
          </table:table-cell>
        </table:table-row>
        <table:table-row table:style-name="ro1">
          <table:table-cell table:number-columns-repeated="2"/>
          <table:table-cell table:style-name="ce2" table:formula="of:=([.C19]-[.G19])*([.C19]-[.G19])" office:value-type="float" office:value="0.00562500000000003" calcext:value-type="float">
            <text:p>0,005625</text:p>
          </table:table-cell>
          <table:table-cell table:style-name="ce2" table:formula="of:=([.D19]-[.H19])*([.D19]-[.H19])" office:value-type="float" office:value="0.97515625" calcext:value-type="float">
            <text:p>0,97515625</text:p>
          </table:table-cell>
          <table:table-cell table:style-name="ce2" table:formula="of:=([.E19]-[.I19])*([.E19]-[.I19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22])/3520" office:value-type="float" office:value="0.0270454545454545" calcext:value-type="float">
            <text:p>0,027045454545455</text:p>
          </table:table-cell>
          <table:table-cell table:formula="of:=(0.8*[.L22])/3520" office:value-type="float" office:value="0.0206818181818182" calcext:value-type="float">
            <text:p>0,020681818181818</text:p>
          </table:table-cell>
          <table:table-cell table:formula="of:=(0.8*[.M22])/3520" office:value-type="float" office:value="0.00982954545454546" calcext:value-type="float">
            <text:p>0,009829545454545</text:p>
          </table:table-cell>
          <table:table-cell/>
          <table:table-cell table:formula="of:=SUM([.K44]; -[.$O$28])" office:value-type="float" office:value="0.00753977272727273" calcext:value-type="float">
            <text:p>0,007539772727273</text:p>
          </table:table-cell>
          <table:table-cell table:formula="of:=SUM([.L44]; -[.$P$28])" office:value-type="float" office:value="0.00558522727272727" calcext:value-type="float">
            <text:p>0,005585227272727</text:p>
          </table:table-cell>
          <table:table-cell table:formula="of:=SUM([.M44]; -[.$Q$28])" office:value-type="float" office:value="0.00265909090909091" calcext:value-type="float">
            <text:p>0,002659090909091</text:p>
          </table:table-cell>
          <table:table-cell/>
          <table:table-cell table:formula="of:=((([.M23]+0.3)*(1/1000)*0.8)/3.52)-[.M23]/1000" office:value-type="float" office:value="-0.0352840909090909" calcext:value-type="float">
            <text:p>-0,035284090909091</text:p>
          </table:table-cell>
          <table:table-cell table:formula="of:=((([.M23]-0.3)*(1/1000)*0.8)/3.52)-[.M23]/1000" office:value-type="float" office:value="-0.0354204545454545" calcext:value-type="float">
            <text:p>-0,035420454545455</text:p>
          </table:table-cell>
        </table:table-row>
        <table:table-row table:style-name="ro1">
          <table:table-cell table:number-columns-repeated="2"/>
          <table:table-cell table:style-name="ce2" table:formula="of:=([.C20]-[.G20])*([.C20]-[.G20])" office:value-type="float" office:value="0.105625" calcext:value-type="float">
            <text:p>0,105625</text:p>
          </table:table-cell>
          <table:table-cell table:style-name="ce2" table:formula="of:=([.D20]-[.H20])*([.D20]-[.H20])" office:value-type="float" office:value="0.0689062500000001" calcext:value-type="float">
            <text:p>0,06890625</text:p>
          </table:table-cell>
          <table:table-cell table:style-name="ce2" table:formula="of:=([.E20]-[.I20])*([.E20]-[.I20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23])/3520" office:value-type="float" office:value="0.02875" calcext:value-type="float">
            <text:p>0,02875</text:p>
          </table:table-cell>
          <table:table-cell table:formula="of:=(0.8*[.L23])/3520" office:value-type="float" office:value="0.021875" calcext:value-type="float">
            <text:p>0,021875</text:p>
          </table:table-cell>
          <table:table-cell table:formula="of:=(0.8*[.M23])/3520" office:value-type="float" office:value="0.0103977272727273" calcext:value-type="float">
            <text:p>0,010397727272727</text:p>
          </table:table-cell>
          <table:table-cell/>
          <table:table-cell table:formula="of:=SUM([.K45]; -[.$O$28])" office:value-type="float" office:value="0.00924431818181818" calcext:value-type="float">
            <text:p>0,009244318181818</text:p>
          </table:table-cell>
          <table:table-cell table:formula="of:=SUM([.L45]; -[.$P$28])" office:value-type="float" office:value="0.00677840909090909" calcext:value-type="float">
            <text:p>0,006778409090909</text:p>
          </table:table-cell>
          <table:table-cell table:formula="of:=SUM([.M45]; -[.$Q$28])" office:value-type="float" office:value="0.00322727272727273" calcext:value-type="float">
            <text:p>0,003227272727273</text:p>
          </table:table-cell>
          <table:table-cell/>
          <table:table-cell table:formula="of:=((([.M24]+0.3)*(1/1000)*0.8)/3.52)-[.M24]/1000" office:value-type="float" office:value="-0.0376022727272727" calcext:value-type="float">
            <text:p>-0,037602272727273</text:p>
          </table:table-cell>
          <table:table-cell table:formula="of:=((([.M24]-0.3)*(1/1000)*0.8)/3.52)-[.M24]/1000" office:value-type="float" office:value="-0.0377386363636364" calcext:value-type="float">
            <text:p>-0,037738636363636</text:p>
          </table:table-cell>
        </table:table-row>
        <table:table-row table:style-name="ro1">
          <table:table-cell table:number-columns-repeated="2"/>
          <table:table-cell table:style-name="ce2" table:formula="of:=([.C21]-[.G21])*([.C21]-[.G21])" office:value-type="float" office:value="0.105625" calcext:value-type="float">
            <text:p>0,105625</text:p>
          </table:table-cell>
          <table:table-cell table:style-name="ce2" table:formula="of:=([.D21]-[.H21])*([.D21]-[.H21])" office:value-type="float" office:value="0.97515625" calcext:value-type="float">
            <text:p>0,97515625</text:p>
          </table:table-cell>
          <table:table-cell table:style-name="ce2" table:formula="of:=([.E21]-[.I21])*([.E21]-[.I21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24])/3520" office:value-type="float" office:value="0.0303409090909091" calcext:value-type="float">
            <text:p>0,030340909090909</text:p>
          </table:table-cell>
          <table:table-cell table:formula="of:=(0.8*[.L24])/3520" office:value-type="float" office:value="0.0232386363636364" calcext:value-type="float">
            <text:p>0,023238636363636</text:p>
          </table:table-cell>
          <table:table-cell table:formula="of:=(0.8*[.M24])/3520" office:value-type="float" office:value="0.0110795454545455" calcext:value-type="float">
            <text:p>0,011079545454546</text:p>
          </table:table-cell>
          <table:table-cell/>
          <table:table-cell table:formula="of:=SUM([.K46]; -[.$O$28])" office:value-type="float" office:value="0.0108352272727273" calcext:value-type="float">
            <text:p>0,010835227272727</text:p>
          </table:table-cell>
          <table:table-cell table:formula="of:=SUM([.L46]; -[.$P$28])" office:value-type="float" office:value="0.00814204545454546" calcext:value-type="float">
            <text:p>0,008142045454545</text:p>
          </table:table-cell>
          <table:table-cell table:formula="of:=SUM([.M46]; -[.$Q$28])" office:value-type="float" office:value="0.00390909090909091" calcext:value-type="float">
            <text:p>0,003909090909091</text:p>
          </table:table-cell>
          <table:table-cell/>
          <table:table-cell table:formula="of:=((([.M25]+0.3)*(1/1000)*0.8)/3.52)-[.M25]/1000" office:value-type="float" office:value="-0.0399204545454545" calcext:value-type="float">
            <text:p>-0,039920454545455</text:p>
          </table:table-cell>
          <table:table-cell table:formula="of:=((([.M25]-0.3)*(1/1000)*0.8)/3.52)-[.M25]/1000" office:value-type="float" office:value="-0.0400568181818182" calcext:value-type="float">
            <text:p>-0,040056818181818</text:p>
          </table:table-cell>
        </table:table-row>
        <table:table-row table:style-name="ro1">
          <table:table-cell table:number-columns-repeated="2"/>
          <table:table-cell table:style-name="ce2" table:formula="of:=([.C22]-[.G22])*([.C22]-[.G22])" office:value-type="float" office:value="0.105625" calcext:value-type="float">
            <text:p>0,105625</text:p>
          </table:table-cell>
          <table:table-cell table:style-name="ce2" table:formula="of:=([.D22]-[.H22])*([.D22]-[.H22])" office:value-type="float" office:value="0.23765625" calcext:value-type="float">
            <text:p>0,23765625</text:p>
          </table:table-cell>
          <table:table-cell table:style-name="ce2" table:formula="of:=([.E22]-[.I22])*([.E22]-[.I22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25])/3520" office:value-type="float" office:value="0.0321590909090909" calcext:value-type="float">
            <text:p>0,032159090909091</text:p>
          </table:table-cell>
          <table:table-cell table:formula="of:=(0.8*[.L25])/3520" office:value-type="float" office:value="0.0244886363636364" calcext:value-type="float">
            <text:p>0,024488636363636</text:p>
          </table:table-cell>
          <table:table-cell table:formula="of:=(0.8*[.M25])/3520" office:value-type="float" office:value="0.0117613636363636" calcext:value-type="float">
            <text:p>0,011761363636364</text:p>
          </table:table-cell>
          <table:table-cell/>
          <table:table-cell table:formula="of:=SUM([.K47]; -[.$O$28])" office:value-type="float" office:value="0.0126534090909091" calcext:value-type="float">
            <text:p>0,012653409090909</text:p>
          </table:table-cell>
          <table:table-cell table:formula="of:=SUM([.L47]; -[.$P$28])" office:value-type="float" office:value="0.00939204545454545" calcext:value-type="float">
            <text:p>0,009392045454545</text:p>
          </table:table-cell>
          <table:table-cell table:formula="of:=SUM([.M47]; -[.$Q$28])" office:value-type="float" office:value="0.00459090909090909" calcext:value-type="float">
            <text:p>0,004590909090909</text:p>
          </table:table-cell>
          <table:table-cell/>
          <table:table-cell table:formula="of:=((([.M26]+0.3)*(1/1000)*0.8)/3.52)-[.M26]/1000" office:value-type="float" office:value="-0.0418522727272727" calcext:value-type="float">
            <text:p>-0,041852272727273</text:p>
          </table:table-cell>
          <table:table-cell table:formula="of:=((([.M26]-0.3)*(1/1000)*0.8)/3.52)-[.M26]/1000" office:value-type="float" office:value="-0.0419886363636364" calcext:value-type="float">
            <text:p>-0,041988636363636</text:p>
          </table:table-cell>
        </table:table-row>
        <table:table-row table:style-name="ro1">
          <table:table-cell table:number-columns-repeated="2"/>
          <table:table-cell table:style-name="ce2" table:formula="of:=([.C23]-[.G23])*([.C23]-[.G23])" office:value-type="float" office:value="0.105625" calcext:value-type="float">
            <text:p>0,105625</text:p>
          </table:table-cell>
          <table:table-cell table:style-name="ce2" table:formula="of:=([.D23]-[.H23])*([.D23]-[.H23])" office:value-type="float" office:value="0.54390625" calcext:value-type="float">
            <text:p>0,54390625</text:p>
          </table:table-cell>
          <table:table-cell table:style-name="ce2" table:formula="of:=([.E23]-[.I23])*([.E23]-[.I23])" office:value-type="float" office:value="0.11390625" calcext:value-type="float">
            <text:p>0,11390625</text:p>
          </table:table-cell>
          <table:table-cell table:style-name="ce2"/>
          <table:table-cell table:number-columns-repeated="4"/>
          <table:table-cell table:formula="of:=(0.8*[.K26])/3520" office:value-type="float" office:value="0.0338636363636364" calcext:value-type="float">
            <text:p>0,033863636363636</text:p>
          </table:table-cell>
          <table:table-cell table:formula="of:=(0.8*[.L26])/3520" office:value-type="float" office:value="0.0257386363636364" calcext:value-type="float">
            <text:p>0,025738636363636</text:p>
          </table:table-cell>
          <table:table-cell table:formula="of:=(0.8*[.M26])/3520" office:value-type="float" office:value="0.0123295454545455" calcext:value-type="float">
            <text:p>0,012329545454546</text:p>
          </table:table-cell>
          <table:table-cell/>
          <table:table-cell table:formula="of:=SUM([.K48]; -[.$O$28])" office:value-type="float" office:value="0.0143579545454545" calcext:value-type="float">
            <text:p>0,014357954545455</text:p>
          </table:table-cell>
          <table:table-cell table:formula="of:=SUM([.L48]; -[.$P$28])" office:value-type="float" office:value="0.0106420454545455" calcext:value-type="float">
            <text:p>0,010642045454546</text:p>
          </table:table-cell>
          <table:table-cell table:formula="of:=SUM([.M48]; -[.$Q$28])" office:value-type="float" office:value="0.00515909090909091" calcext:value-type="float">
            <text:p>0,005159090909091</text:p>
          </table:table-cell>
          <table:table-cell/>
          <table:table-cell table:formula="of:=((([.M27]+0.3)*(1/1000)*0.8)/3.52)-[.M27]/1000" office:value-type="float" office:value="-0.0437840909090909" calcext:value-type="float">
            <text:p>-0,043784090909091</text:p>
          </table:table-cell>
          <table:table-cell table:formula="of:=((([.M27]-0.3)*(1/1000)*0.8)/3.52)-[.M27]/1000" office:value-type="float" office:value="-0.0439204545454546" calcext:value-type="float">
            <text:p>-0,043920454545455</text:p>
          </table:table-cell>
        </table:table-row>
        <table:table-row table:style-name="ro1">
          <table:table-cell table:number-columns-repeated="2"/>
          <table:table-cell table:style-name="ce2" table:formula="of:=([.C24]-[.G24])*([.C24]-[.G24])" office:value-type="float" office:value="0.680625" calcext:value-type="float">
            <text:p>0,680625</text:p>
          </table:table-cell>
          <table:table-cell table:style-name="ce2" table:formula="of:=([.D24]-[.H24])*([.D24]-[.H24])" office:value-type="float" office:value="0.000156250000000004" calcext:value-type="float">
            <text:p>0,00015625</text:p>
          </table:table-cell>
          <table:table-cell table:style-name="ce2" table:formula="of:=([.E24]-[.I24])*([.E24]-[.I24])" office:value-type="float" office:value="0.02640625" calcext:value-type="float">
            <text:p>0,02640625</text:p>
          </table:table-cell>
          <table:table-cell table:style-name="ce2"/>
          <table:table-cell table:number-columns-repeated="4"/>
          <table:table-cell table:formula="of:=(0.8*[.K27])/3520" office:value-type="float" office:value="0.0355681818181818" calcext:value-type="float">
            <text:p>0,035568181818182</text:p>
          </table:table-cell>
          <table:table-cell table:formula="of:=(0.8*[.L27])/3520" office:value-type="float" office:value="0.0272159090909091" calcext:value-type="float">
            <text:p>0,027215909090909</text:p>
          </table:table-cell>
          <table:table-cell table:formula="of:=(0.8*[.M27])/3520" office:value-type="float" office:value="0.0128977272727273" calcext:value-type="float">
            <text:p>0,012897727272727</text:p>
          </table:table-cell>
          <table:table-cell/>
          <table:table-cell table:formula="of:=SUM([.K49]; -[.$O$28])" office:value-type="float" office:value="0.0160625" calcext:value-type="float">
            <text:p>0,0160625</text:p>
          </table:table-cell>
          <table:table-cell table:formula="of:=SUM([.L49]; -[.$P$28])" office:value-type="float" office:value="0.0121193181818182" calcext:value-type="float">
            <text:p>0,012119318181818</text:p>
          </table:table-cell>
          <table:table-cell table:formula="of:=SUM([.M49]; -[.$Q$28])" office:value-type="float" office:value="0.00572727272727273" calcext:value-type="float">
            <text:p>0,005727272727273</text:p>
          </table:table-cell>
          <table:table-cell/>
          <table:table-cell table:formula="of:=((([.M28]+0.3)*(1/1000)*0.8)/3.52)-[.M28]/1000" office:value-type="float" office:value="0.0000681818181818182" calcext:value-type="float">
            <text:p>6,81818181818182E-05</text:p>
          </table:table-cell>
          <table:table-cell table:formula="of:=((([.M28]-0.3)*(1/1000)*0.8)/3.52)-[.M28]/1000" office:value-type="float" office:value="-0.0000681818181818182" calcext:value-type="float">
            <text:p>-6,81818181818182E-05</text:p>
          </table:table-cell>
        </table:table-row>
        <table:table-row table:style-name="ro1">
          <table:table-cell table:number-columns-repeated="2"/>
          <table:table-cell table:style-name="ce2" table:formula="of:=([.C25]-[.G25])*([.C25]-[.G25])" office:value-type="float" office:value="0.0306249999999999" calcext:value-type="float">
            <text:p>0,030625</text:p>
          </table:table-cell>
          <table:table-cell table:style-name="ce2" table:formula="of:=([.D25]-[.H25])*([.D25]-[.H25])" office:value-type="float" office:value="0.23765625" calcext:value-type="float">
            <text:p>0,23765625</text:p>
          </table:table-cell>
          <table:table-cell table:style-name="ce2" table:formula="of:=([.E25]-[.I25])*([.E25]-[.I25])" office:value-type="float" office:value="0.02640625" calcext:value-type="float">
            <text:p>0,02640625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2" table:formula="of:=([.C26]-[.G26])*([.C26]-[.G26])" office:value-type="float" office:value="0.105625" calcext:value-type="float">
            <text:p>0,105625</text:p>
          </table:table-cell>
          <table:table-cell table:style-name="ce2" table:formula="of:=([.D26]-[.H26])*([.D26]-[.H26])" office:value-type="float" office:value="0.23765625" calcext:value-type="float">
            <text:p>0,23765625</text:p>
          </table:table-cell>
          <table:table-cell table:style-name="ce2" table:formula="of:=([.E26]-[.I26])*([.E26]-[.I26])" office:value-type="float" office:value="0.11390625" calcext:value-type="float">
            <text:p>0,11390625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2" table:formula="of:=([.C27]-[.G27])*([.C27]-[.G27])" office:value-type="float" office:value="0.105625" calcext:value-type="float">
            <text:p>0,105625</text:p>
          </table:table-cell>
          <table:table-cell table:style-name="ce2" table:formula="of:=([.D27]-[.H27])*([.D27]-[.H27])" office:value-type="float" office:value="0.26265625" calcext:value-type="float">
            <text:p>0,26265625</text:p>
          </table:table-cell>
          <table:table-cell table:style-name="ce2" table:formula="of:=([.E27]-[.I27])*([.E27]-[.I27])" office:value-type="float" office:value="0.11390625" calcext:value-type="float">
            <text:p>0,11390625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Varianz</text:p>
          </table:table-cell>
          <table:covered-table-cell/>
          <table:table-cell table:style-name="ce2" table:formula="of:=SUM([.C32:.C52])/20" office:value-type="float" office:value="0.27465625" calcext:value-type="float">
            <text:p>0,27465625</text:p>
          </table:table-cell>
          <table:table-cell table:style-name="ce2" table:formula="of:=SUM([.D32:.D52])/20" office:value-type="float" office:value="0.4454765625" calcext:value-type="float">
            <text:p>0,4454765625</text:p>
          </table:table-cell>
          <table:table-cell table:style-name="ce2" table:formula="of:=SUM([.E32:.E52])/20" office:value-type="float" office:value="0.1167890625" calcext:value-type="float">
            <text:p>0,1167890625</text:p>
          </table:table-cell>
          <table:table-cell table:style-name="ce2"/>
          <table:table-cell table:number-columns-repeated="14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10"/>
          <table:table-cell office:value-type="float" office:value="0.006" calcext:value-type="float">
            <text:p>0,006</text:p>
          </table:table-cell>
          <table:table-cell table:number-columns-repeated="2" office:value-type="float" office:value="0.0055" calcext:value-type="float">
            <text:p>0,005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table:formula="of:=(4*[.B7]*0.05*9.81*0.8^2*3.52)/((3*PI())*[.K$72]^4*[.K29])" office:value-type="float" office:value="212293611210.424" calcext:value-type="float">
            <text:p>212293611210,424</text:p>
          </table:table-cell>
          <table:table-cell table:formula="of:=(4*[.C7]*0.05*9.81*0.8^2*3.52)/((3*PI())*[.L$72]^4*[.L29])" office:value-type="float" office:value="2416104170439.55" calcext:value-type="float">
            <text:p>2416104170439,55</text:p>
          </table:table-cell>
          <table:table-cell table:formula="of:=(4*[.D7]*0.05*9.81*0.8^2*3.52)/((3*PI())*[.M$72]^4*[.M29])" office:value-type="float" office:value="4510061118153.83" calcext:value-type="float">
            <text:p>4510061118153,83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8]*0.05*9.81*0.8^2*3.52)/((3*PI())*[.K$72]^4*[.K30])" office:value-type="float" office:value="212293611210.424" calcext:value-type="float">
            <text:p>212293611210,424</text:p>
          </table:table-cell>
          <table:table-cell table:formula="of:=(4*[.C8]*0.05*9.81*0.8^2*3.52)/((3*PI())*[.L$72]^4*[.L30])" office:value-type="float" office:value="1353018335446.15" calcext:value-type="float">
            <text:p>1353018335446,15</text:p>
          </table:table-cell>
          <table:table-cell table:formula="of:=(4*[.D8]*0.05*9.81*0.8^2*3.52)/((3*PI())*[.M$72]^4*[.M30])" office:value-type="float" office:value="2067111345820.51" calcext:value-type="float">
            <text:p>2067111345820,5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9]*0.05*9.81*0.8^2*3.52)/((3*PI())*[.K$72]^4*[.K31])" office:value-type="float" office:value="212293611210.424" calcext:value-type="float">
            <text:p>212293611210,424</text:p>
          </table:table-cell>
          <table:table-cell table:formula="of:=(4*[.C9]*0.05*9.81*0.8^2*3.52)/((3*PI())*[.L$72]^4*[.L31])" office:value-type="float" office:value="939596066282.049" calcext:value-type="float">
            <text:p>939596066282,049</text:p>
          </table:table-cell>
          <table:table-cell table:formula="of:=(4*[.D9]*0.05*9.81*0.8^2*3.52)/((3*PI())*[.M$72]^4*[.M31])" office:value-type="float" office:value="1378074230547.01" calcext:value-type="float">
            <text:p>1378074230547,0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0]*0.05*9.81*0.8^2*3.52)/((3*PI())*[.K$72]^4*[.K32])" office:value-type="float" office:value="212293611210.424" calcext:value-type="float">
            <text:p>212293611210,424</text:p>
          </table:table-cell>
          <table:table-cell table:formula="of:=(4*[.C10]*0.05*9.81*0.8^2*3.52)/((3*PI())*[.L$72]^4*[.L32])" office:value-type="float" office:value="704697049711.537" calcext:value-type="float">
            <text:p>704697049711,537</text:p>
          </table:table-cell>
          <table:table-cell table:formula="of:=(4*[.D10]*0.05*9.81*0.8^2*3.52)/((3*PI())*[.M$72]^4*[.M32])" office:value-type="float" office:value="1202682964841.02" calcext:value-type="float">
            <text:p>1202682964841,0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1]*0.05*9.81*0.8^2*3.52)/((3*PI())*[.K$72]^4*[.K33])" office:value-type="float" office:value="213718400547.407" calcext:value-type="float">
            <text:p>213718400547,407</text:p>
          </table:table-cell>
          <table:table-cell table:formula="of:=(4*[.C11]*0.05*9.81*0.8^2*3.52)/((3*PI())*[.L$72]^4*[.L33])" office:value-type="float" office:value="544965718443.589" calcext:value-type="float">
            <text:p>544965718443,589</text:p>
          </table:table-cell>
          <table:table-cell table:formula="of:=(4*[.D11]*0.05*9.81*0.8^2*3.52)/((3*PI())*[.M$72]^4*[.M33])" office:value-type="float" office:value="949486551190.281" calcext:value-type="float">
            <text:p>949486551190,28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2]*0.05*9.81*0.8^2*3.52)/((3*PI())*[.K$72]^4*[.K34])" office:value-type="float" office:value="213479609038.415" calcext:value-type="float">
            <text:p>213479609038,415</text:p>
          </table:table-cell>
          <table:table-cell table:formula="of:=(4*[.C12]*0.05*9.81*0.8^2*3.52)/((3*PI())*[.L$72]^4*[.L34])" office:value-type="float" office:value="476414906847.236" calcext:value-type="float">
            <text:p>476414906847,236</text:p>
          </table:table-cell>
          <table:table-cell table:formula="of:=(4*[.D12]*0.05*9.81*0.8^2*3.52)/((3*PI())*[.M$72]^4*[.M34])" office:value-type="float" office:value="740457795517.794" calcext:value-type="float">
            <text:p>740457795517,79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3]*0.05*9.81*0.8^2*3.52)/((3*PI())*[.K$72]^4*[.K35])" office:value-type="float" office:value="217471504166.776" calcext:value-type="float">
            <text:p>217471504166,776</text:p>
          </table:table-cell>
          <table:table-cell table:formula="of:=(4*[.C13]*0.05*9.81*0.8^2*3.52)/((3*PI())*[.L$72]^4*[.L35])" office:value-type="float" office:value="355338148703.029" calcext:value-type="float">
            <text:p>355338148703,029</text:p>
          </table:table-cell>
          <table:table-cell table:formula="of:=(4*[.D13]*0.05*9.81*0.8^2*3.52)/((3*PI())*[.M$72]^4*[.M35])" office:value-type="float" office:value="673580556607.391" calcext:value-type="float">
            <text:p>673580556607,39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4]*0.05*9.81*0.8^2*3.52)/((3*PI())*[.K$72]^4*[.K36])" office:value-type="float" office:value="214980872111.822" calcext:value-type="float">
            <text:p>214980872111,822</text:p>
          </table:table-cell>
          <table:table-cell table:formula="of:=(4*[.C14]*0.05*9.81*0.8^2*3.52)/((3*PI())*[.L$72]^4*[.L36])" office:value-type="float" office:value="390059339948.44" calcext:value-type="float">
            <text:p>390059339948,44</text:p>
          </table:table-cell>
          <table:table-cell table:formula="of:=(4*[.D14]*0.05*9.81*0.8^2*3.52)/((3*PI())*[.M$72]^4*[.M36])" office:value-type="float" office:value="518397829672.854" calcext:value-type="float">
            <text:p>518397829672,85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5]*0.05*9.81*0.8^2*3.52)/((3*PI())*[.K$72]^4*[.K37])" office:value-type="float" office:value="216299151044.583" calcext:value-type="float">
            <text:p>216299151044,583</text:p>
          </table:table-cell>
          <table:table-cell table:formula="of:=(4*[.C15]*0.05*9.81*0.8^2*3.52)/((3*PI())*[.L$72]^4*[.L37])" office:value-type="float" office:value="306509008029.872" calcext:value-type="float">
            <text:p>306509008029,872</text:p>
          </table:table-cell>
          <table:table-cell table:formula="of:=(4*[.D15]*0.05*9.81*0.8^2*3.52)/((3*PI())*[.M$72]^4*[.M37])" office:value-type="float" office:value="488202492171.291" calcext:value-type="float">
            <text:p>488202492171,29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6]*0.05*9.81*0.8^2*3.52)/((3*PI())*[.K$72]^4*[.K38])" office:value-type="float" office:value="214437991121.64" calcext:value-type="float">
            <text:p>214437991121,64</text:p>
          </table:table-cell>
          <table:table-cell table:formula="of:=(4*[.C16]*0.05*9.81*0.8^2*3.52)/((3*PI())*[.L$72]^4*[.L38])" office:value-type="float" office:value="308380247395.134" calcext:value-type="float">
            <text:p>308380247395,134</text:p>
          </table:table-cell>
          <table:table-cell table:formula="of:=(4*[.D16]*0.05*9.81*0.8^2*3.52)/((3*PI())*[.M$72]^4*[.M38])" office:value-type="float" office:value="579273905083.979" calcext:value-type="float">
            <text:p>579273905083,97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7]*0.05*9.81*0.8^2*3.52)/((3*PI())*[.K$72]^4*[.K39])" office:value-type="float" office:value="214241259019.694" calcext:value-type="float">
            <text:p>214241259019,694</text:p>
          </table:table-cell>
          <table:table-cell table:formula="of:=(4*[.C17]*0.05*9.81*0.8^2*3.52)/((3*PI())*[.L$72]^4*[.L39])" office:value-type="float" office:value="263233139191.858" calcext:value-type="float">
            <text:p>263233139191,858</text:p>
          </table:table-cell>
          <table:table-cell table:formula="of:=(4*[.D17]*0.05*9.81*0.8^2*3.52)/((3*PI())*[.M$72]^4*[.M39])" office:value-type="float" office:value="435846242510.665" calcext:value-type="float">
            <text:p>435846242510,66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8]*0.05*9.81*0.8^2*3.52)/((3*PI())*[.K$72]^4*[.K40])" office:value-type="float" office:value="215283662072.543" calcext:value-type="float">
            <text:p>215283662072,543</text:p>
          </table:table-cell>
          <table:table-cell table:formula="of:=(4*[.C18]*0.05*9.81*0.8^2*3.52)/((3*PI())*[.L$72]^4*[.L40])" office:value-type="float" office:value="227945327271.313" calcext:value-type="float">
            <text:p>227945327271,313</text:p>
          </table:table-cell>
          <table:table-cell table:formula="of:=(4*[.D18]*0.05*9.81*0.8^2*3.52)/((3*PI())*[.M$72]^4*[.M40])" office:value-type="float" office:value="344279474668.232" calcext:value-type="float">
            <text:p>344279474668,23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19]*0.05*9.81*0.8^2*3.52)/((3*PI())*[.K$72]^4*[.K41])" office:value-type="float" office:value="214493545005.351" calcext:value-type="float">
            <text:p>214493545005,351</text:p>
          </table:table-cell>
          <table:table-cell table:formula="of:=(4*[.C19]*0.05*9.81*0.8^2*3.52)/((3*PI())*[.L$72]^4*[.L41])" office:value-type="float" office:value="235373560038.331" calcext:value-type="float">
            <text:p>235373560038,331</text:p>
          </table:table-cell>
          <table:table-cell table:formula="of:=(4*[.D19]*0.05*9.81*0.8^2*3.52)/((3*PI())*[.M$72]^4*[.M41])" office:value-type="float" office:value="315388889381.387" calcext:value-type="float">
            <text:p>315388889381,38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0]*0.05*9.81*0.8^2*3.52)/((3*PI())*[.K$72]^4*[.K42])" office:value-type="float" office:value="214334895933.601" calcext:value-type="float">
            <text:p>214334895933,601</text:p>
          </table:table-cell>
          <table:table-cell table:formula="of:=(4*[.C20]*0.05*9.81*0.8^2*3.52)/((3*PI())*[.L$72]^4*[.L42])" office:value-type="float" office:value="210096014820.831" calcext:value-type="float">
            <text:p>210096014820,831</text:p>
          </table:table-cell>
          <table:table-cell table:formula="of:=(4*[.D20]*0.05*9.81*0.8^2*3.52)/((3*PI())*[.M$72]^4*[.M42])" office:value-type="float" office:value="368469045600.804" calcext:value-type="float">
            <text:p>368469045600,80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1]*0.05*9.81*0.8^2*3.52)/((3*PI())*[.K$72]^4*[.K43])" office:value-type="float" office:value="214197589786.302" calcext:value-type="float">
            <text:p>214197589786,302</text:p>
          </table:table-cell>
          <table:table-cell table:formula="of:=(4*[.C21]*0.05*9.81*0.8^2*3.52)/((3*PI())*[.L$72]^4*[.L43])" office:value-type="float" office:value="197809698164.642" calcext:value-type="float">
            <text:p>197809698164,642</text:p>
          </table:table-cell>
          <table:table-cell table:formula="of:=(4*[.D21]*0.05*9.81*0.8^2*3.52)/((3*PI())*[.M$72]^4*[.M43])" office:value-type="float" office:value="276690866144.407" calcext:value-type="float">
            <text:p>276690866144,40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2]*0.05*9.81*0.8^2*3.52)/((3*PI())*[.K$72]^4*[.K44])" office:value-type="float" office:value="214077591136.562" calcext:value-type="float">
            <text:p>214077591136,562</text:p>
          </table:table-cell>
          <table:table-cell table:formula="of:=(4*[.C22]*0.05*9.81*0.8^2*3.52)/((3*PI())*[.L$72]^4*[.L44])" office:value-type="float" office:value="185854166956.889" calcext:value-type="float">
            <text:p>185854166956,889</text:p>
          </table:table-cell>
          <table:table-cell table:formula="of:=(4*[.D22]*0.05*9.81*0.8^2*3.52)/((3*PI())*[.M$72]^4*[.M44])" office:value-type="float" office:value="286766891905.735" calcext:value-type="float">
            <text:p>286766891905,73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3]*0.05*9.81*0.8^2*3.52)/((3*PI())*[.K$72]^4*[.K45])" office:value-type="float" office:value="213971821575.724" calcext:value-type="float">
            <text:p>213971821575,724</text:p>
          </table:table-cell>
          <table:table-cell table:formula="of:=(4*[.C23]*0.05*9.81*0.8^2*3.52)/((3*PI())*[.L$72]^4*[.L45])" office:value-type="float" office:value="175716666941.059" calcext:value-type="float">
            <text:p>175716666941,059</text:p>
          </table:table-cell>
          <table:table-cell table:formula="of:=(4*[.D23]*0.05*9.81*0.8^2*3.52)/((3*PI())*[.M$72]^4*[.M45])" office:value-type="float" office:value="258773998582.597" calcext:value-type="float">
            <text:p>258773998582,59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4]*0.05*9.81*0.8^2*3.52)/((3*PI())*[.K$72]^4*[.K46])" office:value-type="float" office:value="214678932684.699" calcext:value-type="float">
            <text:p>214678932684,699</text:p>
          </table:table-cell>
          <table:table-cell table:formula="of:=(4*[.C24]*0.05*9.81*0.8^2*3.52)/((3*PI())*[.L$72]^4*[.L46])" office:value-type="float" office:value="154378620181.305" calcext:value-type="float">
            <text:p>154378620181,305</text:p>
          </table:table-cell>
          <table:table-cell table:formula="of:=(4*[.D24]*0.05*9.81*0.8^2*3.52)/((3*PI())*[.M$72]^4*[.M46])" office:value-type="float" office:value="277542222655.621" calcext:value-type="float">
            <text:p>277542222655,62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5]*0.05*9.81*0.8^2*3.52)/((3*PI())*[.K$72]^4*[.K47])" office:value-type="float" office:value="213793919416.858" calcext:value-type="float">
            <text:p>213793919416,858</text:p>
          </table:table-cell>
          <table:table-cell table:formula="of:=(4*[.C25]*0.05*9.81*0.8^2*3.52)/((3*PI())*[.L$72]^4*[.L47])" office:value-type="float" office:value="167426862854.899" calcext:value-type="float">
            <text:p>167426862854,899</text:p>
          </table:table-cell>
          <table:table-cell table:formula="of:=(4*[.D25]*0.05*9.81*0.8^2*3.52)/((3*PI())*[.M$72]^4*[.M47])" office:value-type="float" office:value="239665083573.392" calcext:value-type="float">
            <text:p>239665083573,39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6]*0.05*9.81*0.8^2*3.52)/((3*PI())*[.K$72]^4*[.K48])" office:value-type="float" office:value="213718400547.407" calcext:value-type="float">
            <text:p>213718400547,407</text:p>
          </table:table-cell>
          <table:table-cell table:formula="of:=(4*[.C26]*0.05*9.81*0.8^2*3.52)/((3*PI())*[.L$72]^4*[.L48])" office:value-type="float" office:value="149339772124.299" calcext:value-type="float">
            <text:p>149339772124,299</text:p>
          </table:table-cell>
          <table:table-cell table:formula="of:=(4*[.D26]*0.05*9.81*0.8^2*3.52)/((3*PI())*[.M$72]^4*[.M48])" office:value-type="float" office:value="228620609676.001" calcext:value-type="float">
            <text:p>228620609676,001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4*[.B27]*0.05*9.81*0.8^2*3.52)/((3*PI())*[.K$72]^4*[.K49])" office:value-type="float" office:value="213650119908.254" calcext:value-type="float">
            <text:p>213650119908,254</text:p>
          </table:table-cell>
          <table:table-cell table:formula="of:=(4*[.C27]*0.05*9.81*0.8^2*3.52)/((3*PI())*[.L$72]^4*[.L49])" office:value-type="float" office:value="141233646706.279" calcext:value-type="float">
            <text:p>141233646706,279</text:p>
          </table:table-cell>
          <table:table-cell table:formula="of:=(4*[.D27]*0.05*9.81*0.8^2*3.52)/((3*PI())*[.M$72]^4*[.M49])" office:value-type="float" office:value="258285438484.581" calcext:value-type="float">
            <text:p>258285438484,58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Mittelwert </text:p>
          </table:table-cell>
          <table:table-cell/>
          <table:table-cell table:formula="of:=SUM([.K73:.K93])/20" office:value-type="float" office:value="224800185497.967" calcext:value-type="float">
            <text:p>224800185497,967</text:p>
          </table:table-cell>
          <table:table-cell table:formula="of:=SUM([.L73:.L93])/20" office:value-type="float" office:value="495174523324.915" calcext:value-type="float">
            <text:p>495174523324,915</text:p>
          </table:table-cell>
          <table:table-cell table:formula="of:=SUM([.M73:.M93])/20" office:value-type="float" office:value="819882877639.469" calcext:value-type="float">
            <text:p>819882877639,46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Varianzen</text:p>
          </table:table-cell>
          <table:table-cell/>
          <table:table-cell table:formula="of:=[.K73]-[.K$95]" office:value-type="float" office:value="-12506574287.5426" calcext:value-type="float">
            <text:p>-12506574287,5426</text:p>
          </table:table-cell>
          <table:table-cell table:formula="of:=[.L73]-[.L$95]" office:value-type="float" office:value="1920929647114.64" calcext:value-type="float">
            <text:p>1920929647114,64</text:p>
          </table:table-cell>
          <table:table-cell table:formula="of:=[.M73]-[.M$95]" office:value-type="float" office:value="3690178240514.37" calcext:value-type="float">
            <text:p>3690178240514,37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K95]" office:value-type="float" office:value="224800185497.967" calcext:value-type="float">
            <text:p>224800185497,967</text:p>
          </table:table-cell>
          <table:table-cell/>
          <table:table-cell table:formula="of:=[.K74]-[.K$95]" office:value-type="float" office:value="-12506574287.5426" calcext:value-type="float">
            <text:p>-12506574287,5426</text:p>
          </table:table-cell>
          <table:table-cell table:formula="of:=[.L74]-[.L$95]" office:value-type="float" office:value="857843812121.236" calcext:value-type="float">
            <text:p>857843812121,236</text:p>
          </table:table-cell>
          <table:table-cell table:formula="of:=[.M74]-[.M$95]" office:value-type="float" office:value="1247228468181.04" calcext:value-type="float">
            <text:p>1247228468181,0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75]-[.K$95]" office:value-type="float" office:value="-12506574287.5426" calcext:value-type="float">
            <text:p>-12506574287,5426</text:p>
          </table:table-cell>
          <table:table-cell table:formula="of:=[.L75]-[.L$95]" office:value-type="float" office:value="444421542957.134" calcext:value-type="float">
            <text:p>444421542957,134</text:p>
          </table:table-cell>
          <table:table-cell table:formula="of:=[.M75]-[.M$95]" office:value-type="float" office:value="558191352907.536" calcext:value-type="float">
            <text:p>558191352907,53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76]-[.K$95]" office:value-type="float" office:value="-12506574287.5426" calcext:value-type="float">
            <text:p>-12506574287,5426</text:p>
          </table:table-cell>
          <table:table-cell table:formula="of:=[.L76]-[.L$95]" office:value-type="float" office:value="209522526386.622" calcext:value-type="float">
            <text:p>209522526386,622</text:p>
          </table:table-cell>
          <table:table-cell table:formula="of:=[.M76]-[.M$95]" office:value-type="float" office:value="382800087201.554" calcext:value-type="float">
            <text:p>382800087201,55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77]-[.K$95]" office:value-type="float" office:value="-11081784950.5599" calcext:value-type="float">
            <text:p>-11081784950,5599</text:p>
          </table:table-cell>
          <table:table-cell table:formula="of:=[.L77]-[.L$95]" office:value-type="float" office:value="49791195118.674" calcext:value-type="float">
            <text:p>49791195118,674</text:p>
          </table:table-cell>
          <table:table-cell table:formula="of:=[.M77]-[.M$95]" office:value-type="float" office:value="129603673550.812" calcext:value-type="float">
            <text:p>129603673550,81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78]-[.K$95]" office:value-type="float" office:value="-11320576459.5514" calcext:value-type="float">
            <text:p>-11320576459,5514</text:p>
          </table:table-cell>
          <table:table-cell table:formula="of:=[.L78]-[.L$95]" office:value-type="float" office:value="-18759616477.6785" calcext:value-type="float">
            <text:p>-18759616477,6785</text:p>
          </table:table-cell>
          <table:table-cell table:formula="of:=[.M78]-[.M$95]" office:value-type="float" office:value="-79425082121.6752" calcext:value-type="float">
            <text:p>-79425082121,675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79]-[.K$95]" office:value-type="float" office:value="-7328681331.19077" calcext:value-type="float">
            <text:p>-7328681331,19077</text:p>
          </table:table-cell>
          <table:table-cell table:formula="of:=[.L79]-[.L$95]" office:value-type="float" office:value="-139836374621.885" calcext:value-type="float">
            <text:p>-139836374621,885</text:p>
          </table:table-cell>
          <table:table-cell table:formula="of:=[.M79]-[.M$95]" office:value-type="float" office:value="-146302321032.078" calcext:value-type="float">
            <text:p>-146302321032,07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0]-[.K$95]" office:value-type="float" office:value="-9819313386.14484" calcext:value-type="float">
            <text:p>-9819313386,14484</text:p>
          </table:table-cell>
          <table:table-cell table:formula="of:=[.L80]-[.L$95]" office:value-type="float" office:value="-105115183376.475" calcext:value-type="float">
            <text:p>-105115183376,475</text:p>
          </table:table-cell>
          <table:table-cell table:formula="of:=[.M80]-[.M$95]" office:value-type="float" office:value="-301485047966.614" calcext:value-type="float">
            <text:p>-301485047966,61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1]-[.K$95]" office:value-type="float" office:value="-8501034453.38364" calcext:value-type="float">
            <text:p>-8501034453,38364</text:p>
          </table:table-cell>
          <table:table-cell table:formula="of:=[.L81]-[.L$95]" office:value-type="float" office:value="-188665515295.042" calcext:value-type="float">
            <text:p>-188665515295,042</text:p>
          </table:table-cell>
          <table:table-cell table:formula="of:=[.M81]-[.M$95]" office:value-type="float" office:value="-331680385468.178" calcext:value-type="float">
            <text:p>-331680385468,17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2]-[.K$95]" office:value-type="float" office:value="-10362194376.3262" calcext:value-type="float">
            <text:p>-10362194376,3262</text:p>
          </table:table-cell>
          <table:table-cell table:formula="of:=[.L82]-[.L$95]" office:value-type="float" office:value="-186794275929.781" calcext:value-type="float">
            <text:p>-186794275929,781</text:p>
          </table:table-cell>
          <table:table-cell table:formula="of:=[.M82]-[.M$95]" office:value-type="float" office:value="-240608972555.49" calcext:value-type="float">
            <text:p>-240608972555,4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3]-[.K$95]" office:value-type="float" office:value="-10558926478.2726" calcext:value-type="float">
            <text:p>-10558926478,2726</text:p>
          </table:table-cell>
          <table:table-cell table:formula="of:=[.L83]-[.L$95]" office:value-type="float" office:value="-231941384133.057" calcext:value-type="float">
            <text:p>-231941384133,057</text:p>
          </table:table-cell>
          <table:table-cell table:formula="of:=[.M83]-[.M$95]" office:value-type="float" office:value="-384036635128.804" calcext:value-type="float">
            <text:p>-384036635128,80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4]-[.K$95]" office:value-type="float" office:value="-9516523425.42395" calcext:value-type="float">
            <text:p>-9516523425,42395</text:p>
          </table:table-cell>
          <table:table-cell table:formula="of:=[.L84]-[.L$95]" office:value-type="float" office:value="-267229196053.602" calcext:value-type="float">
            <text:p>-267229196053,602</text:p>
          </table:table-cell>
          <table:table-cell table:formula="of:=[.M84]-[.M$95]" office:value-type="float" office:value="-475603402971.237" calcext:value-type="float">
            <text:p>-475603402971,23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5]-[.K$95]" office:value-type="float" office:value="-10306640492.6159" calcext:value-type="float">
            <text:p>-10306640492,6159</text:p>
          </table:table-cell>
          <table:table-cell table:formula="of:=[.L85]-[.L$95]" office:value-type="float" office:value="-259800963286.583" calcext:value-type="float">
            <text:p>-259800963286,583</text:p>
          </table:table-cell>
          <table:table-cell table:formula="of:=[.M85]-[.M$95]" office:value-type="float" office:value="-504493988258.082" calcext:value-type="float">
            <text:p>-504493988258,08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6]-[.K$95]" office:value-type="float" office:value="-10465289564.3654" calcext:value-type="float">
            <text:p>-10465289564,3654</text:p>
          </table:table-cell>
          <table:table-cell table:formula="of:=[.L86]-[.L$95]" office:value-type="float" office:value="-285078508504.084" calcext:value-type="float">
            <text:p>-285078508504,084</text:p>
          </table:table-cell>
          <table:table-cell table:formula="of:=[.M86]-[.M$95]" office:value-type="float" office:value="-451413832038.666" calcext:value-type="float">
            <text:p>-451413832038,66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7]-[.K$95]" office:value-type="float" office:value="-10602595711.6644" calcext:value-type="float">
            <text:p>-10602595711,6644</text:p>
          </table:table-cell>
          <table:table-cell table:formula="of:=[.L87]-[.L$95]" office:value-type="float" office:value="-297364825160.273" calcext:value-type="float">
            <text:p>-297364825160,273</text:p>
          </table:table-cell>
          <table:table-cell table:formula="of:=[.M87]-[.M$95]" office:value-type="float" office:value="-543192011495.062" calcext:value-type="float">
            <text:p>-543192011495,06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8]-[.K$95]" office:value-type="float" office:value="-10722594361.4046" calcext:value-type="float">
            <text:p>-10722594361,4046</text:p>
          </table:table-cell>
          <table:table-cell table:formula="of:=[.L88]-[.L$95]" office:value-type="float" office:value="-309320356368.026" calcext:value-type="float">
            <text:p>-309320356368,026</text:p>
          </table:table-cell>
          <table:table-cell table:formula="of:=[.M88]-[.M$95]" office:value-type="float" office:value="-533115985733.734" calcext:value-type="float">
            <text:p>-533115985733,73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89]-[.K$95]" office:value-type="float" office:value="-10828363922.2428" calcext:value-type="float">
            <text:p>-10828363922,2428</text:p>
          </table:table-cell>
          <table:table-cell table:formula="of:=[.L89]-[.L$95]" office:value-type="float" office:value="-319457856383.856" calcext:value-type="float">
            <text:p>-319457856383,856</text:p>
          </table:table-cell>
          <table:table-cell table:formula="of:=[.M89]-[.M$95]" office:value-type="float" office:value="-561108879056.872" calcext:value-type="float">
            <text:p>-561108879056,87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90]-[.K$95]" office:value-type="float" office:value="-10121252813.2682" calcext:value-type="float">
            <text:p>-10121252813,2682</text:p>
          </table:table-cell>
          <table:table-cell table:formula="of:=[.L90]-[.L$95]" office:value-type="float" office:value="-340795903143.61" calcext:value-type="float">
            <text:p>-340795903143,61</text:p>
          </table:table-cell>
          <table:table-cell table:formula="of:=[.M90]-[.M$95]" office:value-type="float" office:value="-542340654983.848" calcext:value-type="float">
            <text:p>-542340654983,84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91]-[.K$95]" office:value-type="float" office:value="-11006266081.1085" calcext:value-type="float">
            <text:p>-11006266081,1085</text:p>
          </table:table-cell>
          <table:table-cell table:formula="of:=[.L91]-[.L$95]" office:value-type="float" office:value="-327747660470.016" calcext:value-type="float">
            <text:p>-327747660470,016</text:p>
          </table:table-cell>
          <table:table-cell table:formula="of:=[.M91]-[.M$95]" office:value-type="float" office:value="-580217794066.077" calcext:value-type="float">
            <text:p>-580217794066,07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92]-[.K$95]" office:value-type="float" office:value="-11081784950.5599" calcext:value-type="float">
            <text:p>-11081784950,5599</text:p>
          </table:table-cell>
          <table:table-cell table:formula="of:=[.L92]-[.L$95]" office:value-type="float" office:value="-345834751200.615" calcext:value-type="float">
            <text:p>-345834751200,615</text:p>
          </table:table-cell>
          <table:table-cell table:formula="of:=[.M92]-[.M$95]" office:value-type="float" office:value="-591262267963.468" calcext:value-type="float">
            <text:p>-591262267963,46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93]-[.K$95]" office:value-type="float" office:value="-11150065589.7124" calcext:value-type="float">
            <text:p>-11150065589,7124</text:p>
          </table:table-cell>
          <table:table-cell table:formula="of:=[.L93]-[.L$95]" office:value-type="float" office:value="-353940876618.636" calcext:value-type="float">
            <text:p>-353940876618,636</text:p>
          </table:table-cell>
          <table:table-cell table:formula="of:=[.M93]-[.M$95]" office:value-type="float" office:value="-561597439154.888" calcext:value-type="float">
            <text:p>-561597439154,8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Varianz</text:p>
          </table:table-cell>
          <table:table-cell/>
          <table:table-cell table:formula="of:=SUM([.K96:.K116])/21" office:value-type="float" office:value="-10704770737.9984" calcext:value-type="float">
            <text:p>-10704770737,9984</text:p>
          </table:table-cell>
          <table:table-cell table:formula="of:=SUM([.L96:.L116])/21" office:value-type="float" office:value="-23579739205.9482" calcext:value-type="float">
            <text:p>-23579739205,9482</text:p>
          </table:table-cell>
          <table:table-cell table:formula="of:=SUM([.M96:.M116])/21" office:value-type="float" office:value="-39042041792.3555" calcext:value-type="float">
            <text:p>-39042041792,35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 style:data-style-name="N2" text:time-value="18:20:04.8047852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20:03.080501943</meta:creation-date>
    <dc:date>2018-12-10T18:26:34.905223340</dc:date>
    <meta:editing-duration>PT1H30M11S</meta:editing-duration>
    <meta:editing-cycles>9</meta:editing-cycles>
    <meta:generator>LibreOffice/6.0.6.2$Linux_X86_64 LibreOffice_project/00m0$Build-2</meta:generator>
    <meta:document-statistic meta:table-count="1" meta:cell-count="6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 chart:error-upper-range="Tabelle1.S28:Tabelle1.S49" chart:error-lower-range="Tabelle1.T28:Tabelle1.T49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3" chart:maximum="0.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onstant" chart:error-upper-range="Tabelle1.S28:Tabelle1.S49" chart:error-lower-range="Tabelle1.T28:Tabelle1.T49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lower-limit="0.981" chart:error-upper-limit="0.98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9cm" svg:height="8.579cm" xlink:href=".." xlink:type="simple" chart:class="chart:scatter" chart:style-name="ch1">
        <chart:title svg:x="4.734cm" svg:y="0.306cm" chart:style-name="ch2">
          <text:p>Biegepfeil über Kraft (Eisen)</text:p>
        </chart:title>
        <chart:plot-area chart:style-name="ch3" table:cell-range-address="Tabelle1.N7:Tabelle1.N27 Tabelle1.M29:Tabelle1.M49" svg:x="0.301cm" svg:y="0.449cm" svg:width="14.687cm" svg:height="7.8cm">
          <chartooo:coordinate-region svg:x="1.505cm" svg:y="0.61cm" svg:width="13.296cm" svg:height="7.48cm"/>
          <chart:axis chart:dimension="x" chart:name="primary-x" chart:style-name="ch4">
            <chart:title svg:x="6.727cm" svg:y="8.071cm" chart:style-name="ch5">
              <text:p>F in Newton</text:p>
            </chart:title>
          </chart:axis>
          <chart:axis chart:dimension="y" chart:name="primary-y" chart:style-name="ch6">
            <chart:title svg:x="0cm" svg:y="5.134cm" chart:style-name="ch7">
              <text:p>S in Meter</text:p>
            </chart:title>
            <chart:grid chart:style-name="ch8" chart:class="major"/>
          </chart:axis>
          <chart:series chart:style-name="ch9" chart:values-cell-range-address="Tabelle1.M29:Tabelle1.M49" chart:class="chart:scatter">
            <chart:domain table:cell-range-address="Tabelle1.N7:Tabelle1.N27"/>
            <chart:error-indicator chart:style-name="ch10" chart:dimension="x"/>
            <chart:error-indicator chart:style-name="ch11" chart:dimension="y"/>
            <chart:data-point chart:repeated="8"/>
            <chart:data-point chart:style-name="ch12" chart:repeated="2"/>
            <chart:data-point chart:repeated="6"/>
            <chart:data-point chart:style-name="ch12" chart:repeated="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5">
                <text:p>0.4905</text:p>
                <draw:g>
                  <svg:desc>Tabelle1.N7:Tabelle1.N27</svg:desc>
                </draw:g>
              </table:table-cell>
              <table:table-cell office:value-type="float" office:value="0.000795454545454545">
                <text:p>0.000795454545454545</text:p>
                <draw:g>
                  <svg:desc>Tabelle1.M29:Tabelle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136363636363636">
                <text:p>0.001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15">
                <text:p>1.4715</text:p>
              </table:table-cell>
              <table:table-cell office:value-type="float" office:value="0.00204545454545455">
                <text:p>0.0020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2">
                <text:p>1.962</text:p>
              </table:table-cell>
              <table:table-cell office:value-type="float" office:value="0.00255681818181818">
                <text:p>0.002556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">
                <text:p>2.4525</text:p>
              </table:table-cell>
              <table:table-cell office:value-type="float" office:value="0.00323863636363636">
                <text:p>0.003238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3">
                <text:p>2.943</text:p>
              </table:table-cell>
              <table:table-cell office:value-type="float" office:value="0.00380681818181818">
                <text:p>0.003806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35">
                <text:p>3.4335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4">
                <text:p>3.924</text:p>
              </table:table-cell>
              <table:table-cell office:value-type="float" office:value="0.00494318181818182">
                <text:p>0.00494318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45">
                <text:p>4.4145</text:p>
              </table:table-cell>
              <table:table-cell office:value-type="float" office:value="0.00551136363636364">
                <text:p>0.005511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5">
                <text:p>4.905</text:p>
              </table:table-cell>
              <table:table-cell office:value-type="float" office:value="0.00619318181818182">
                <text:p>0.006193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55">
                <text:p>5.3955</text:p>
              </table:table-cell>
              <table:table-cell office:value-type="float" office:value="0.00676136363636364">
                <text:p>0.006761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86">
                <text:p>5.886</text:p>
              </table:table-cell>
              <table:table-cell office:value-type="float" office:value="0.00744318181818182">
                <text:p>0.007443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765">
                <text:p>6.3765</text:p>
              </table:table-cell>
              <table:table-cell office:value-type="float" office:value="0.008125">
                <text:p>0.00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67">
                <text:p>6.867</text:p>
              </table:table-cell>
              <table:table-cell office:value-type="float" office:value="0.00869318181818182">
                <text:p>0.0086931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575">
                <text:p>7.3575</text:p>
              </table:table-cell>
              <table:table-cell office:value-type="float" office:value="0.00926136363636364">
                <text:p>0.009261363636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48">
                <text:p>7.848</text:p>
              </table:table-cell>
              <table:table-cell office:value-type="float" office:value="0.00982954545454546">
                <text:p>0.00982954545454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385">
                <text:p>8.3385</text:p>
              </table:table-cell>
              <table:table-cell office:value-type="float" office:value="0.0103977272727273">
                <text:p>0.010397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9">
                <text:p>8.829</text:p>
              </table:table-cell>
              <table:table-cell office:value-type="float" office:value="0.0110795454545455">
                <text:p>0.011079545454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95">
                <text:p>9.3195</text:p>
              </table:table-cell>
              <table:table-cell office:value-type="float" office:value="0.0117613636363636">
                <text:p>0.011761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1">
                <text:p>9.81</text:p>
              </table:table-cell>
              <table:table-cell office:value-type="float" office:value="0.0123295454545455">
                <text:p>0.012329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005">
                <text:p>10.3005</text:p>
              </table:table-cell>
              <table:table-cell office:value-type="float" office:value="0.0128977272727273">
                <text:p>0.012897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svg:x="0cm" svg:y="0cm" style:legend-expansion="custom" chartooo:width="15.992cm" chartooo:height="9.005cm" style:legend-expansion-aspect-ratio="1.77590227651305" chart:style-name="ch2"/>
        <chart:plot-area chart:style-name="ch3" svg:x="0.319cm" svg:y="0.18cm" svg:width="15.354cm" svg:height="8.645cm">
          <chartooo:coordinate-region svg:x="0.755cm" svg:y="0.341cm" svg:width="14.546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 chart:error-upper-range="Tabelle1.S28:Tabelle1.S49" chart:error-lower-range="Tabelle1.T28:Tabelle1.T49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3" chart:maximum="0.0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onstant" chart:error-upper-range="Tabelle1.S28:Tabelle1.S49" chart:error-lower-range="Tabelle1.T28:Tabelle1.T49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lower-limit="0.981" chart:error-upper-limit="0.98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9cm" svg:height="8.579cm" xlink:href=".." xlink:type="simple" chart:class="chart:scatter" chart:style-name="ch1">
        <chart:title svg:x="4.457cm" svg:y="0.306cm" chart:style-name="ch2">
          <text:p>Biegepfeil über Kraft (Messing)</text:p>
        </chart:title>
        <chart:plot-area chart:style-name="ch3" table:cell-range-address="Tabelle1.N7:Tabelle1.N27 Tabelle1.L29:Tabelle1.L49" svg:x="0.301cm" svg:y="0.61cm" svg:width="14.687cm" svg:height="7.639cm">
          <chartooo:coordinate-region svg:x="1.505cm" svg:y="0.61cm" svg:width="13.296cm" svg:height="7.48cm"/>
          <chart:axis chart:dimension="x" chart:name="primary-x" chart:style-name="ch4">
            <chart:title svg:x="6.727cm" svg:y="8.071cm" chart:style-name="ch5">
              <text:p>F in Newton</text:p>
            </chart:title>
          </chart:axis>
          <chart:axis chart:dimension="y" chart:name="primary-y" chart:style-name="ch6">
            <chart:title svg:x="0cm" svg:y="5.214cm" chart:style-name="ch7">
              <text:p>S in Meter</text:p>
            </chart:title>
            <chart:grid chart:style-name="ch8" chart:class="major"/>
          </chart:axis>
          <chart:series chart:style-name="ch9" chart:values-cell-range-address="Tabelle1.L29:Tabelle1.L49" chart:class="chart:scatter">
            <chart:domain table:cell-range-address="Tabelle1.N7:Tabelle1.N27"/>
            <chart:error-indicator chart:style-name="ch10" chart:dimension="x"/>
            <chart:error-indicator chart:style-name="ch11" chart:dimension="y"/>
            <chart:data-point chart:repeated="8"/>
            <chart:data-point chart:style-name="ch12" chart:repeated="2"/>
            <chart:data-point chart:repeated="6"/>
            <chart:data-point chart:style-name="ch12" chart:repeated="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5">
                <text:p>0.4905</text:p>
                <draw:g>
                  <svg:desc>Tabelle1.N7:Tabelle1.N27</svg:desc>
                </draw:g>
              </table:table-cell>
              <table:table-cell office:value-type="float" office:value="0.00159090909090909">
                <text:p>0.00159090909090909</text:p>
                <draw:g>
                  <svg:desc>Tabelle1.L29:Tabelle1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284090909090909">
                <text:p>0.00284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15">
                <text:p>1.4715</text:p>
              </table:table-cell>
              <table:table-cell office:value-type="float" office:value="0.00409090909090909">
                <text:p>0.004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2">
                <text:p>1.962</text:p>
              </table:table-cell>
              <table:table-cell office:value-type="float" office:value="0.00545454545454546">
                <text:p>0.00545454545454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">
                <text:p>2.4525</text:p>
              </table:table-cell>
              <table:table-cell office:value-type="float" office:value="0.00681818181818182">
                <text:p>0.0068181818181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3">
                <text:p>2.943</text:p>
              </table:table-cell>
              <table:table-cell office:value-type="float" office:value="0.00806818181818182">
                <text:p>0.00806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35">
                <text:p>3.4335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4">
                <text:p>3.924</text:p>
              </table:table-cell>
              <table:table-cell office:value-type="float" office:value="0.0105113636363636">
                <text:p>0.0105113636363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45">
                <text:p>4.4145</text:p>
              </table:table-cell>
              <table:table-cell office:value-type="float" office:value="0.0117045454545455">
                <text:p>0.01170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5">
                <text:p>4.905</text:p>
              </table:table-cell>
              <table:table-cell office:value-type="float" office:value="0.0132954545454545">
                <text:p>0.01329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55">
                <text:p>5.3955</text:p>
              </table:table-cell>
              <table:table-cell office:value-type="float" office:value="0.0146022727272727">
                <text:p>0.014602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86">
                <text:p>5.886</text:p>
              </table:table-cell>
              <table:table-cell office:value-type="float" office:value="0.0157386363636364">
                <text:p>0.015738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765">
                <text:p>6.3765</text:p>
              </table:table-cell>
              <table:table-cell office:value-type="float" office:value="0.016875">
                <text:p>0.01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67">
                <text:p>6.867</text:p>
              </table:table-cell>
              <table:table-cell office:value-type="float" office:value="0.0182954545454546">
                <text:p>0.0182954545454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575">
                <text:p>7.3575</text:p>
              </table:table-cell>
              <table:table-cell office:value-type="float" office:value="0.0194318181818182">
                <text:p>0.0194318181818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48">
                <text:p>7.848</text:p>
              </table:table-cell>
              <table:table-cell office:value-type="float" office:value="0.0206818181818182">
                <text:p>0.02068181818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385">
                <text:p>8.3385</text:p>
              </table:table-cell>
              <table:table-cell office:value-type="float" office:value="0.021875">
                <text:p>0.0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9">
                <text:p>8.829</text:p>
              </table:table-cell>
              <table:table-cell office:value-type="float" office:value="0.0232386363636364">
                <text:p>0.023238636363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95">
                <text:p>9.3195</text:p>
              </table:table-cell>
              <table:table-cell office:value-type="float" office:value="0.0244886363636364">
                <text:p>0.024488636363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1">
                <text:p>9.81</text:p>
              </table:table-cell>
              <table:table-cell office:value-type="float" office:value="0.0257386363636364">
                <text:p>0.025738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005">
                <text:p>10.3005</text:p>
              </table:table-cell>
              <table:table-cell office:value-type="float" office:value="0.0272159090909091">
                <text:p>0.027215909090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 chart:error-upper-range="Tabelle1.S28:Tabelle1.S49" chart:error-lower-range="Tabelle1.T28:Tabelle1.T49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3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onstant" chart:error-upper-range="Tabelle1.S28:Tabelle1.S49" chart:error-lower-range="Tabelle1.T28:Tabelle1.T49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lower-limit="0.981" chart:error-upper-limit="0.98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9cm" svg:height="8.579cm" xlink:href=".." xlink:type="simple" chart:class="chart:scatter" chart:style-name="ch1">
        <chart:title svg:x="4.258cm" svg:y="0.306cm" chart:style-name="ch2">
          <text:p>Biegepfeil über Kraft (Aluminium)</text:p>
        </chart:title>
        <chart:plot-area chart:style-name="ch3" table:cell-range-address="Tabelle1.N7:Tabelle1.N27 Tabelle1.K29:Tabelle1.K49" svg:x="0.301cm" svg:y="0.61cm" svg:width="14.687cm" svg:height="7.639cm">
          <chartooo:coordinate-region svg:x="1.505cm" svg:y="0.61cm" svg:width="13.296cm" svg:height="7.48cm"/>
          <chart:axis chart:dimension="x" chart:name="primary-x" chart:style-name="ch4">
            <chart:title svg:x="6.727cm" svg:y="8.071cm" chart:style-name="ch5">
              <text:p>F in Newton</text:p>
            </chart:title>
          </chart:axis>
          <chart:axis chart:dimension="y" chart:name="primary-y" chart:style-name="ch6">
            <chart:title svg:x="0cm" svg:y="5.214cm" chart:style-name="ch7">
              <text:p>S in Meter</text:p>
            </chart:title>
            <chart:grid chart:style-name="ch8" chart:class="major"/>
          </chart:axis>
          <chart:series chart:style-name="ch9" chart:values-cell-range-address="Tabelle1.K29:Tabelle1.K49" chart:class="chart:scatter">
            <chart:domain table:cell-range-address="Tabelle1.N7:Tabelle1.N27"/>
            <chart:error-indicator chart:style-name="ch10" chart:dimension="x"/>
            <chart:error-indicator chart:style-name="ch11" chart:dimension="y"/>
            <chart:data-point chart:repeated="8"/>
            <chart:data-point chart:style-name="ch12" chart:repeated="2"/>
            <chart:data-point chart:repeated="6"/>
            <chart:data-point chart:style-name="ch12" chart:repeated="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5">
                <text:p>0.4905</text:p>
                <draw:g>
                  <svg:desc>Tabelle1.N7:Tabelle1.N27</svg:desc>
                </draw:g>
              </table:table-cell>
              <table:table-cell office:value-type="float" office:value="0.00170454545454545">
                <text:p>0.00170454545454545</text:p>
                <draw:g>
                  <svg:desc>Tabelle1.K29:Tabelle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340909090909091">
                <text:p>0.0034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15">
                <text:p>1.4715</text:p>
              </table:table-cell>
              <table:table-cell office:value-type="float" office:value="0.00511363636363636">
                <text:p>0.00511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2">
                <text:p>1.962</text:p>
              </table:table-cell>
              <table:table-cell office:value-type="float" office:value="0.00681818181818182">
                <text:p>0.006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">
                <text:p>2.4525</text:p>
              </table:table-cell>
              <table:table-cell office:value-type="float" office:value="0.00846590909090909">
                <text:p>0.008465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3">
                <text:p>2.943</text:p>
              </table:table-cell>
              <table:table-cell office:value-type="float" office:value="0.0101704545454545">
                <text:p>0.010170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35">
                <text:p>3.4335</text:p>
              </table:table-cell>
              <table:table-cell office:value-type="float" office:value="0.0116477272727273">
                <text:p>0.011647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4">
                <text:p>3.924</text:p>
              </table:table-cell>
              <table:table-cell office:value-type="float" office:value="0.0134659090909091">
                <text:p>0.0134659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45">
                <text:p>4.4145</text:p>
              </table:table-cell>
              <table:table-cell office:value-type="float" office:value="0.0150568181818182">
                <text:p>0.015056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5">
                <text:p>4.905</text:p>
              </table:table-cell>
              <table:table-cell office:value-type="float" office:value="0.016875">
                <text:p>0.01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55">
                <text:p>5.3955</text:p>
              </table:table-cell>
              <table:table-cell office:value-type="float" office:value="0.0185795454545455">
                <text:p>0.018579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86">
                <text:p>5.886</text:p>
              </table:table-cell>
              <table:table-cell office:value-type="float" office:value="0.0201704545454545">
                <text:p>0.020170454545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765">
                <text:p>6.3765</text:p>
              </table:table-cell>
              <table:table-cell office:value-type="float" office:value="0.0219318181818182">
                <text:p>0.02193181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67">
                <text:p>6.867</text:p>
              </table:table-cell>
              <table:table-cell office:value-type="float" office:value="0.0236363636363636">
                <text:p>0.0236363636363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575">
                <text:p>7.3575</text:p>
              </table:table-cell>
              <table:table-cell office:value-type="float" office:value="0.0253409090909091">
                <text:p>0.025340909090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48">
                <text:p>7.848</text:p>
              </table:table-cell>
              <table:table-cell office:value-type="float" office:value="0.0270454545454545">
                <text:p>0.0270454545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385">
                <text:p>8.338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9">
                <text:p>8.829</text:p>
              </table:table-cell>
              <table:table-cell office:value-type="float" office:value="0.0303409090909091">
                <text:p>0.0303409090909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95">
                <text:p>9.3195</text:p>
              </table:table-cell>
              <table:table-cell office:value-type="float" office:value="0.0321590909090909">
                <text:p>0.0321590909090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1">
                <text:p>9.81</text:p>
              </table:table-cell>
              <table:table-cell office:value-type="float" office:value="0.0338636363636364">
                <text:p>0.0338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005">
                <text:p>10.3005</text:p>
              </table:table-cell>
              <table:table-cell office:value-type="float" office:value="0.0355681818181818">
                <text:p>0.0355681818181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